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break-before="page" table:align="margins"/>
    </style:style>
    <style:style style:name="Tabelle1.A" style:family="table-column">
      <style:table-column-properties style:column-width="17cm" style:rel-column-width="65535*"/>
    </style:style>
    <style:style style:name="Tabelle1.A1" style:family="table-cell">
      <style:table-cell-properties fo:padding="0.097cm" fo:border="none"/>
    </style:style>
    <style:style style:name="Tabelle6" style:family="table">
      <style:table-properties style:width="9.084cm" table:align="left"/>
    </style:style>
    <style:style style:name="Tabelle6.A" style:family="table-column">
      <style:table-column-properties style:column-width="4.366cm"/>
    </style:style>
    <style:style style:name="Tabelle6.B" style:family="table-column">
      <style:table-column-properties style:column-width="4.718cm"/>
    </style:style>
    <style:style style:name="Tabelle6.A1" style:family="table-cell">
      <style:table-cell-properties fo:background-color="#cccccc" fo:padding="0.097cm" fo:border="0.035cm solid #000000">
        <style:background-image/>
      </style:table-cell-properties>
    </style:style>
    <style:style style:name="Tabelle6.A2" style:family="table-cell">
      <style:table-cell-properties fo:background-color="transparent" fo:padding="0.097cm" fo:border-left="0.035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6.A9" style:family="table-cell">
      <style:table-cell-properties fo:background-color="transparent" fo:padding="0.097cm" fo:border-left="0.035cm solid #000000" fo:border-right="none" fo:border-top="none" fo:border-bottom="0.035cm solid #000000">
        <style:background-image/>
      </style:table-cell-properties>
    </style:style>
    <style:style style:name="Tabelle6.B9"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8" style:family="table">
      <style:table-properties style:width="9.084cm" table:align="left"/>
    </style:style>
    <style:style style:name="Tabelle8.A" style:family="table-column">
      <style:table-column-properties style:column-width="4.366cm"/>
    </style:style>
    <style:style style:name="Tabelle8.B" style:family="table-column">
      <style:table-column-properties style:column-width="4.718cm"/>
    </style:style>
    <style:style style:name="Tabelle8.A1" style:family="table-cell">
      <style:table-cell-properties fo:background-color="#cccccc" fo:padding="0.097cm" fo:border="0.035cm solid #000000">
        <style:background-image/>
      </style:table-cell-properties>
    </style:style>
    <style:style style:name="Tabelle8.A2" style:family="table-cell">
      <style:table-cell-properties fo:background-color="transparent" fo:padding="0.097cm" fo:border-left="0.035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8.A5" style:family="table-cell">
      <style:table-cell-properties fo:background-color="transparent" fo:padding="0.097cm" fo:border-left="0.035cm solid #000000" fo:border-right="none" fo:border-top="none" fo:border-bottom="0.035cm solid #000000">
        <style:background-image/>
      </style:table-cell-properties>
    </style:style>
    <style:style style:name="Tabelle8.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 style:family="table">
      <style:table-properties style:width="9.084cm" table:align="left"/>
    </style:style>
    <style:style style:name="Tabelle7.A" style:family="table-column">
      <style:table-column-properties style:column-width="2.228cm"/>
    </style:style>
    <style:style style:name="Tabelle7.B" style:family="table-column">
      <style:table-column-properties style:column-width="6.856cm"/>
    </style:style>
    <style:style style:name="Tabelle7.A1" style:family="table-cell">
      <style:table-cell-properties fo:background-color="#cccccc" fo:padding="0.097cm" fo:border="0.035cm solid #000000">
        <style:background-image/>
      </style:table-cell-properties>
    </style:style>
    <style:style style:name="Tabelle7.A2" style:family="table-cell">
      <style:table-cell-properties fo:background-color="transparent" fo:padding="0.097cm" fo:border-left="0.035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A9" style:family="table-cell">
      <style:table-cell-properties fo:background-color="transparent" fo:padding="0.097cm" fo:border-left="0.035cm solid #000000" fo:border-right="none" fo:border-top="none" fo:border-bottom="0.035cm solid #000000">
        <style:background-image/>
      </style:table-cell-properties>
    </style:style>
    <style:style style:name="Tabelle7.B9"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2" style:family="table">
      <style:table-properties style:width="16.995cm" table:align="left"/>
    </style:style>
    <style:style style:name="Tabelle2.A" style:family="table-column">
      <style:table-column-properties style:column-width="6.126cm"/>
    </style:style>
    <style:style style:name="Tabelle2.B" style:family="table-column">
      <style:table-column-properties style:column-width="4.946cm"/>
    </style:style>
    <style:style style:name="Tabelle2.C" style:family="table-column">
      <style:table-column-properties style:column-width="5.923cm"/>
    </style:style>
    <style:style style:name="Tabelle2.A1" style:family="table-cell">
      <style:table-cell-properties fo:background-color="#cccccc" fo:padding="0.097cm" fo:border="0.035cm solid #000000">
        <style:background-image/>
      </style:table-cell-properties>
    </style:style>
    <style:style style:name="Tabelle2.A2" style:family="table-cell">
      <style:table-cell-properties fo:padding="0.097cm" fo:border-left="0.035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35cm solid #000000" fo:border-top="none" fo:border-bottom="0.002cm solid #000000"/>
    </style:style>
    <style:style style:name="Tabelle2.A10" style:family="table-cell">
      <style:table-cell-properties fo:padding="0.097cm" fo:border-left="0.035cm solid #000000" fo:border-right="none" fo:border-top="none" fo:border-bottom="0.035cm solid #000000"/>
    </style:style>
    <style:style style:name="Tabelle2.B10" style:family="table-cell">
      <style:table-cell-properties fo:padding="0.097cm" fo:border-left="0.002cm solid #000000" fo:border-right="none" fo:border-top="none" fo:border-bottom="0.035cm solid #000000"/>
    </style:style>
    <style:style style:name="Tabelle2.C10" style:family="table-cell">
      <style:table-cell-properties fo:padding="0.097cm" fo:border-left="0.002cm solid #000000" fo:border-right="0.035cm solid #000000" fo:border-top="none" fo:border-bottom="0.035cm solid #000000"/>
    </style:style>
    <style:style style:name="Tabelle3" style:family="table">
      <style:table-properties style:width="16.995cm" table:align="left"/>
    </style:style>
    <style:style style:name="Tabelle3.A" style:family="table-column">
      <style:table-column-properties style:column-width="16.995cm"/>
    </style:style>
    <style:style style:name="Tabelle3.A1" style:family="table-cell">
      <style:table-cell-properties fo:background-color="#cccccc" fo:padding="0.097cm" fo:border="0.035cm solid #000000">
        <style:background-image/>
      </style:table-cell-properties>
    </style:style>
    <style:style style:name="Tabelle3.A2" style:family="table-cell">
      <style:table-cell-properties fo:padding="0.097cm" fo:border-left="0.035cm solid #000000" fo:border-right="0.035cm solid #000000" fo:border-top="none" fo:border-bottom="0.035cm solid #000000"/>
    </style:style>
    <style:style style:name="Tabelle4" style:family="table">
      <style:table-properties style:width="16.995cm" fo:break-before="page" table:align="left"/>
    </style:style>
    <style:style style:name="Tabelle4.A" style:family="table-column">
      <style:table-column-properties style:column-width="16.995cm"/>
    </style:style>
    <style:style style:name="Tabelle4.A1" style:family="table-cell">
      <style:table-cell-properties fo:background-color="#cccccc" fo:padding="0.097cm" fo:border="0.035cm solid #000000">
        <style:background-image/>
      </style:table-cell-properties>
    </style:style>
    <style:style style:name="Tabelle4.A2" style:family="table-cell">
      <style:table-cell-properties fo:padding="0.097cm" fo:border-left="0.035cm solid #000000" fo:border-right="0.035cm solid #000000" fo:border-top="none" fo:border-bottom="0.035cm solid #000000"/>
    </style:style>
    <style:style style:name="Tabelle5" style:family="table">
      <style:table-properties style:width="17cm" table:align="margins"/>
    </style:style>
    <style:style style:name="Tabelle5.A" style:family="table-column">
      <style:table-column-properties style:column-width="3.401cm" style:rel-column-width="13107*"/>
    </style:style>
    <style:style style:name="Tabelle5.B" style:family="table-column">
      <style:table-column-properties style:column-width="13.6cm" style:rel-column-width="52428*"/>
    </style:style>
    <style:style style:name="Tabelle5.A1" style:family="table-cell">
      <style:table-cell-properties fo:padding="0.097cm" fo:border="none"/>
    </style:style>
    <style:style style:name="Tabelle5.A2" style:family="table-cell" style:data-style-name="N36">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5" style:family="paragraph" style:parent-style-name="Heading_20_2">
      <style:paragraph-properties fo:break-before="pag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5pt" fo:font-weight="bold" style:font-size-asian="15pt" style:font-weight-asian="bold" style:font-size-complex="15pt"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Consolas"/>
    </style:style>
    <style:style style:name="P10" style:family="paragraph" style:parent-style-name="Table_20_Contents">
      <style:text-properties style:font-name="Arial"/>
    </style:style>
    <style:style style:name="P11" style:family="paragraph" style:parent-style-name="Preformatted_20_Text">
      <style:text-properties style:font-name="Consolas"/>
    </style:style>
    <style:style style:name="P12" style:family="paragraph" style:parent-style-name="Preformatted_20_Text">
      <style:text-properties fo:color="#808080" style:font-name="Consolas"/>
    </style:style>
    <style:style style:name="P13" style:family="paragraph" style:parent-style-name="Preformatted_20_Text">
      <style:paragraph-properties fo:margin-top="0cm" fo:margin-bottom="0.499cm"/>
      <style:text-properties style:font-name="Consola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P19" style:family="paragraph">
      <style:paragraph-properties fo:margin-left="0cm" fo:margin-right="0cm" fo:margin-top="0cm" fo:margin-bottom="0cm" fo:line-height="100%" fo:text-align="center" fo:text-indent="0cm"/>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4pt" fo:language="zxx" fo:country="none" fo:font-style="normal" fo:text-shadow="none" style:text-underline-style="none" fo:font-weight="normal" style:letter-kerning="true" style:font-name-asian="Andale Sans UI" style:font-size-asian="4pt" style:language-asian="zxx" style:country-asian="none" style:font-style-asian="normal" style:font-weight-asian="normal" style:font-name-complex="Tahoma" style:font-size-complex="4pt" style:language-complex="zxx" style:country-complex="none" style:font-style-complex="normal" style:font-weight-complex="normal" style:text-emphasize="none" style:font-relief="none"/>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25" style:family="paragraph">
      <style:paragraph-properties fo:margin-left="0cm" fo:margin-right="0cm" fo:margin-top="0cm" fo:margin-bottom="0cm" fo:line-height="100%" fo:text-align="end" fo:text-indent="0cm"/>
    </style:style>
    <style:style style:name="P26" style:family="paragraph">
      <style:paragraph-properties fo:margin-left="0cm" fo:margin-right="0cm" fo:margin-top="0cm" fo:margin-bottom="0cm" fo:line-height="100%" fo:text-align="end" fo:text-indent="0cm"/>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27" style:family="paragraph">
      <style:paragraph-properties fo:margin-left="0cm" fo:margin-right="0cm" fo:margin-top="0cm" fo:margin-bottom="0cm" fo:line-height="100%" fo:text-align="start" fo:text-indent="0cm"/>
    </style:style>
    <style:style style:name="P2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T3" style:family="text">
      <style:text-properties style:use-window-font-color="true" style:text-outline="false" style:text-line-through-style="none" style:font-name="Arial3" fo:font-size="4pt" fo:language="zxx" fo:country="none" fo:font-style="normal" fo:text-shadow="none" style:text-underline-style="none" fo:font-weight="normal" style:letter-kerning="true" style:font-name-asian="Andale Sans UI" style:font-size-asian="4pt" style:language-asian="zxx" style:country-asian="none" style:font-style-asian="normal" style:font-weight-asian="normal" style:font-name-complex="Tahoma" style:font-size-complex="4pt" style:language-complex="zxx" style:country-complex="none" style:font-style-complex="normal" style:font-weight-complex="normal" style:text-emphasize="none" style:font-relief="none"/>
    </style:style>
    <style:style style:name="T4" style:family="text">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5" style:family="text">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T6" style:family="text">
      <style:text-properties style:use-window-font-color="true" style:text-outline="false" style:text-line-through-style="none" style:font-name="Arial3" fo:font-size="3pt" fo:language="zxx" fo:country="none" fo:font-style="normal" fo:text-shadow="none" style:text-underline-style="none" fo:font-weight="normal" style:letter-kerning="true" style:font-name-asian="Andale Sans UI" style:font-size-asian="3pt" style:language-asian="zxx" style:country-asian="none" style:font-style-asian="normal" style:font-weight-asian="normal" style:font-name-complex="Tahoma" style:font-size-complex="3pt" style:language-complex="zxx" style:country-complex="none"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3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3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3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3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4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4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5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5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5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5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draw:stroke-dash="Dash_20_57"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5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6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6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6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6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6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6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6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draw:stroke-dash="Dash_20_6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7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draw:stroke-dash="Dash_20_73"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_20_7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_20_75"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draw:stroke-dash="Dash_20_7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draw:stroke-dash="Dash_20_7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draw:stroke-dash="Dash_20_78"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draw:stroke-dash="Dash_20_7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draw:stroke-dash="Dash_20_8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draw:stroke-dash="Dash_20_24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draw:stroke-dash="Dash_20_2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draw:stroke-dash="Dash_20_249"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draw:stroke-dash="Dash_20_25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draw:stroke-dash="Dash_20_25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none" draw:stroke-dash="Dash_20_25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draw:stroke-dash="Dash_20_253" svg:stroke-width="0cm" svg:stroke-color="#000000" draw:marker-start="" draw:marker-start-width="0.3cm" draw:marker-start-center="false" draw:marker-end=""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draw:stroke-dash="Dash_20_25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draw:stroke-dash="Dash_20_25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none" draw:stroke-dash="Dash_20_25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none" draw:stroke-dash="Dash_20_25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draw:stroke-dash="Dash_20_25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none" draw:stroke-dash="Dash_20_25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draw:stroke-dash="Dash_20_26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draw:stroke-dash="Dash_20_261"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none" draw:stroke-dash="Dash_20_262" svg:stroke-width="0cm" svg:stroke-color="#000000" draw:marker-start="" draw:marker-start-width="0.3cm" draw:marker-start-center="false" draw:marker-end=""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none" draw:stroke-dash="Dash_20_2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draw:stroke-dash="Dash_20_26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_20_265"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none" draw:stroke-dash="Dash_20_26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none" draw:stroke-dash="Dash_20_26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draw:stroke-dash="Dash_20_268"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none" draw:stroke-dash="Dash_20_26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5" style:family="graphic">
      <style:graphic-properties draw:stroke="none" draw:stroke-dash="Dash_20_27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draw:stroke-dash="Dash_20_271"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draw:stroke-dash="Dash_20_272"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none" draw:stroke-dash="Dash_20_273"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9" style:family="graphic">
      <style:graphic-properties draw:stroke="none" draw:stroke-dash="Dash_20_27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none" draw:stroke-dash="Dash_20_275"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11" style:family="graphic">
      <style:graphic-properties draw:stroke="none" draw:stroke-dash="Dash_20_27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12" style:family="graphic">
      <style:graphic-properties draw:stroke="none" draw:stroke-dash="Dash_20_27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draw:stroke-dash="Dash_20_27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4" style:family="graphic">
      <style:graphic-properties draw:stroke="solid" draw:stroke-dash="Dash_20_27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draw:stroke-dash="Dash_20_28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6" style:family="graphic">
      <style:graphic-properties draw:stroke="none" draw:stroke-dash="Dash_20_28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none" draw:stroke-dash="Dash_20_28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draw:stroke-dash="Dash_20_283"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Dash_20_284"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Dash_20_285"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Dash_20_286"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Dash_20_287"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Dash_20_28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solid" draw:stroke-dash="Dash_20_289"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solid" draw:stroke-dash="Dash_20_290"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solid" draw:stroke-dash="Dash_20_291"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solid" draw:stroke-dash="Dash_20_292"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Dash_20_293"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solid" draw:stroke-dash="Dash_20_294"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0" style:family="graphic">
      <style:graphic-properties draw:stroke="solid" draw:stroke-dash="Dash_20_450"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draw:stroke-dash="Dash_20_4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solid" draw:stroke-dash="Dash_20_45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draw:stroke-dash="Dash_20_45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draw:stroke-dash="Dash_20_45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draw:stroke-dash="Dash_20_45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draw:stroke-dash="Dash_20_45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draw:stroke-dash="Dash_20_45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draw:stroke-dash="Dash_20_45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draw:stroke-dash="Dash_20_45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draw:stroke-dash="Dash_20_46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draw:stroke-dash="Dash_20_46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draw:stroke-dash="Dash_20_46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draw:stroke-dash="Dash_20_46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draw:stroke-dash="Dash_20_46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draw:stroke-dash="Dash_20_46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draw:stroke-dash="Dash_20_4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draw:stroke-dash="Dash_20_46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draw:stroke-dash="Dash_20_46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draw:stroke-dash="Dash_20_46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draw:stroke-dash="Dash_20_47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1" style:family="graphic">
      <style:graphic-properties draw:stroke="solid" draw:stroke-dash="Dash_20_47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draw:stroke-dash="Dash_20_47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3" style:family="graphic">
      <style:graphic-properties draw:stroke="solid" draw:stroke-dash="Dash_20_47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draw:stroke-dash="Dash_20_47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draw:stroke-dash="Dash_20_47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draw:stroke-dash="Dash_20_47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7" style:family="graphic">
      <style:graphic-properties draw:stroke="solid" draw:stroke-dash="Dash_20_47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draw:stroke-dash="Dash_20_47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draw:stroke-dash="Dash_20_47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draw:stroke-dash="Dash_20_48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draw:stroke-dash="Dash_20_48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draw:stroke-dash="Dash_20_48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solid" draw:stroke-dash="Dash_20_48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solid" draw:stroke-dash="Dash_20_48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solid" draw:stroke-dash="Dash_20_48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solid" draw:stroke-dash="Dash_20_48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draw:stroke-dash="Dash_20_48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solid" draw:stroke-dash="Dash_20_48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solid" draw:stroke-dash="Dash_20_48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solid" draw:stroke-dash="Dash_20_49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solid" draw:stroke-dash="Dash_20_49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solid" draw:stroke-dash="Dash_20_49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solid" draw:stroke-dash="Dash_20_49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solid" draw:stroke-dash="Dash_20_49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solid" draw:stroke-dash="Dash_20_49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draw:stroke-dash="Dash_20_49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draw:stroke-dash="Dash_20_49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draw:stroke-dash="Dash_20_49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9" style:family="graphic">
      <style:graphic-properties draw:stroke="solid" draw:stroke-dash="Dash_20_49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solid" draw:stroke-dash="Dash_20_50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1" style:family="graphic">
      <style:graphic-properties draw:stroke="solid" draw:stroke-dash="Dash_20_50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2" style:family="graphic">
      <style:graphic-properties draw:stroke="solid" draw:stroke-dash="Dash_20_50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3" style:family="graphic">
      <style:graphic-properties draw:stroke="solid" draw:stroke-dash="Dash_20_50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4" style:family="graphic">
      <style:graphic-properties draw:stroke="solid" draw:stroke-dash="Dash_20_50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5" style:family="graphic">
      <style:graphic-properties draw:stroke="none" draw:stroke-dash="Dash_20_505"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186" style:family="graphic">
      <style:graphic-properties draw:stroke="solid" draw:stroke-dash="Dash_20_50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7" style:family="graphic">
      <style:graphic-properties draw:stroke="solid" draw:stroke-dash="Dash_20_50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8" style:family="graphic">
      <style:graphic-properties draw:stroke="solid" draw:stroke-dash="Dash_20_50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9" style:family="graphic">
      <style:graphic-properties draw:stroke="solid" draw:stroke-dash="Dash_20_50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0" style:family="graphic">
      <style:graphic-properties draw:stroke="solid" draw:stroke-dash="Dash_20_51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1" style:family="graphic">
      <style:graphic-properties draw:stroke="solid" draw:stroke-dash="Dash_20_51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2" style:family="graphic">
      <style:graphic-properties draw:stroke="solid" draw:stroke-dash="Dash_20_51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3" style:family="graphic">
      <style:graphic-properties draw:stroke="solid" draw:stroke-dash="Dash_20_51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4" style:family="graphic">
      <style:graphic-properties draw:stroke="solid" draw:stroke-dash="Dash_20_51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5" style:family="graphic">
      <style:graphic-properties draw:stroke="solid" draw:stroke-dash="Dash_20_51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6" style:family="graphic">
      <style:graphic-properties draw:stroke="solid" draw:stroke-dash="Dash_20_51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7" style:family="graphic">
      <style:graphic-properties draw:stroke="none" draw:stroke-dash="Dash_20_51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98" style:family="graphic">
      <style:graphic-properties draw:stroke="none" draw:stroke-dash="Dash_20_518"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199" style:family="graphic">
      <style:graphic-properties draw:stroke="none" draw:stroke-dash="Dash_20_51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00" style:family="graphic">
      <style:graphic-properties draw:stroke="none" draw:stroke-dash="Dash_20_52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01" style:family="graphic">
      <style:graphic-properties draw:stroke="none" draw:stroke-dash="Dash_20_521"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02" style:family="graphic">
      <style:graphic-properties draw:stroke="none" draw:stroke-dash="Dash_20_522"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03" style:family="graphic">
      <style:graphic-properties draw:stroke="none" draw:stroke-dash="Dash_20_523" svg:stroke-width="0cm" svg:stroke-color="#000000" draw:marker-start="" draw:marker-start-width="0.3cm" draw:marker-start-center="false" draw:marker-end="" draw:marker-end-width="0.3cm" draw:marker-end-center="false" draw:fill="none" draw:fill-color="#ffffff" fo:min-height="0.575cm" fo:padding-top="0.125cm" fo:padding-bottom="0.125cm" fo:padding-left="0.25cm" fo:padding-right="0.25cm" draw:shadow="hidden" draw:shadow-offset-x="0.3cm" draw:shadow-offset-y="0.3cm" draw:shadow-color="#808080" style:run-through="foreground"/>
    </style:style>
    <style:style style:name="gr204" style:family="graphic">
      <style:graphic-properties draw:stroke="none" draw:stroke-dash="Dash_20_52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05" style:family="graphic">
      <style:graphic-properties draw:stroke="none" draw:stroke-dash="Dash_20_525"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06" style:family="graphic">
      <style:graphic-properties draw:stroke="none" draw:stroke-dash="Dash_20_526"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07" style:family="graphic">
      <style:graphic-properties draw:stroke="solid" draw:stroke-dash="Dash_20_527"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8" style:family="graphic">
      <style:graphic-properties draw:stroke="solid" draw:stroke-dash="Dash_20_52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9" style:family="graphic">
      <style:graphic-properties draw:stroke="solid" draw:stroke-dash="Dash_20_52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0" style:family="graphic">
      <style:graphic-properties draw:stroke="solid" draw:stroke-dash="Dash_20_53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1" style:family="graphic">
      <style:graphic-properties draw:stroke="solid" draw:stroke-dash="Dash_20_53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2" style:family="graphic">
      <style:graphic-properties draw:stroke="solid" draw:stroke-dash="Dash_20_53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3" style:family="graphic">
      <style:graphic-properties draw:stroke="solid" draw:stroke-dash="Dash_20_53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4" style:family="graphic">
      <style:graphic-properties draw:stroke="solid" draw:stroke-dash="Dash_20_53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5" style:family="graphic">
      <style:graphic-properties draw:stroke="solid" draw:stroke-dash="Dash_20_53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6" style:family="graphic">
      <style:graphic-properties draw:stroke="solid" draw:stroke-dash="Dash_20_53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7" style:family="graphic">
      <style:graphic-properties draw:stroke="solid" draw:stroke-dash="Dash_20_53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8" style:family="graphic">
      <style:graphic-properties draw:stroke="solid" draw:stroke-dash="Dash_20_53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9" style:family="graphic">
      <style:graphic-properties draw:stroke="solid" draw:stroke-dash="Dash_20_53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0" style:family="graphic">
      <style:graphic-properties draw:stroke="solid" draw:stroke-dash="Dash_20_54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1" style:family="graphic">
      <style:graphic-properties draw:stroke="solid" draw:stroke-dash="Dash_20_54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2" style:family="graphic">
      <style:graphic-properties draw:stroke="solid" draw:stroke-dash="Dash_20_54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3" style:family="graphic">
      <style:graphic-properties draw:stroke="solid" draw:stroke-dash="Dash_20_54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4" style:family="graphic">
      <style:graphic-properties draw:stroke="solid" draw:stroke-dash="Dash_20_54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5" style:family="graphic">
      <style:graphic-properties draw:stroke="solid" draw:stroke-dash="Dash_20_54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6" style:family="graphic">
      <style:graphic-properties draw:stroke="solid" draw:stroke-dash="Dash_20_54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7" style:family="graphic">
      <style:graphic-properties draw:stroke="solid" draw:stroke-dash="Dash_20_54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8" style:family="graphic">
      <style:graphic-properties draw:stroke="solid" draw:stroke-dash="Dash_20_54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9" style:family="graphic">
      <style:graphic-properties draw:stroke="solid" draw:stroke-dash="Dash_20_54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0" style:family="graphic">
      <style:graphic-properties draw:stroke="solid" draw:stroke-dash="Dash_20_55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1" style:family="graphic">
      <style:graphic-properties draw:stroke="solid" draw:stroke-dash="Dash_20_55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2" style:family="graphic">
      <style:graphic-properties draw:stroke="solid" draw:stroke-dash="Dash_20_55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3" style:family="graphic">
      <style:graphic-properties draw:stroke="solid" draw:stroke-dash="Dash_20_55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4" style:family="graphic">
      <style:graphic-properties draw:stroke="solid" draw:stroke-dash="Dash_20_55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5" style:family="graphic">
      <style:graphic-properties draw:stroke="solid" draw:stroke-dash="Dash_20_55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6" style:family="graphic">
      <style:graphic-properties draw:stroke="solid" draw:stroke-dash="Dash_20_55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7" style:family="graphic">
      <style:graphic-properties draw:stroke="solid" draw:stroke-dash="Dash_20_55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8" style:family="graphic">
      <style:graphic-properties draw:stroke="solid" draw:stroke-dash="Dash_20_55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9" style:family="graphic">
      <style:graphic-properties draw:stroke="solid" draw:stroke-dash="Dash_20_55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0" style:family="graphic">
      <style:graphic-properties draw:stroke="solid" draw:stroke-dash="Dash_20_56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1" style:family="graphic">
      <style:graphic-properties draw:stroke="solid" draw:stroke-dash="Dash_20_56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2" style:family="graphic">
      <style:graphic-properties draw:stroke="solid" draw:stroke-dash="Dash_20_56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3" style:family="graphic">
      <style:graphic-properties draw:stroke="solid" draw:stroke-dash="Dash_20_5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4" style:family="graphic">
      <style:graphic-properties draw:stroke="solid" draw:stroke-dash="Dash_20_56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5" style:family="graphic">
      <style:graphic-properties draw:stroke="solid" draw:stroke-dash="Dash_20_56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6" style:family="graphic">
      <style:graphic-properties draw:stroke="solid" draw:stroke-dash="Dash_20_5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7" style:family="graphic">
      <style:graphic-properties draw:stroke="solid" draw:stroke-dash="Dash_20_56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8" style:family="graphic">
      <style:graphic-properties draw:stroke="solid" draw:stroke-dash="Dash_20_56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9" style:family="graphic">
      <style:graphic-properties draw:stroke="solid" draw:stroke-dash="Dash_20_56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0" style:family="graphic">
      <style:graphic-properties draw:stroke="solid" draw:stroke-dash="Dash_20_57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1" style:family="graphic">
      <style:graphic-properties draw:stroke="solid" draw:stroke-dash="Dash_20_57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2" style:family="graphic">
      <style:graphic-properties draw:stroke="solid" draw:stroke-dash="Dash_20_57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3" style:family="graphic">
      <style:graphic-properties draw:stroke="solid" draw:stroke-dash="Dash_20_57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4" style:family="graphic">
      <style:graphic-properties draw:stroke="solid" draw:stroke-dash="Dash_20_57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5" style:family="graphic">
      <style:graphic-properties draw:stroke="solid" draw:stroke-dash="Dash_20_57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6" style:family="graphic">
      <style:graphic-properties draw:stroke="solid" draw:stroke-dash="Dash_20_57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7" style:family="graphic">
      <style:graphic-properties draw:stroke="solid" draw:stroke-dash="Dash_20_57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8" style:family="graphic">
      <style:graphic-properties draw:stroke="solid" draw:stroke-dash="Dash_20_57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9" style:family="graphic">
      <style:graphic-properties draw:stroke="solid" draw:stroke-dash="Dash_20_57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0" style:family="graphic">
      <style:graphic-properties draw:stroke="solid" draw:stroke-dash="Dash_20_58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1" style:family="graphic">
      <style:graphic-properties draw:stroke="solid" draw:stroke-dash="Dash_20_58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2" style:family="graphic">
      <style:graphic-properties draw:stroke="none" draw:stroke-dash="Dash_20_582"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263" style:family="graphic">
      <style:graphic-properties draw:stroke="solid" draw:stroke-dash="Dash_20_58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4" style:family="graphic">
      <style:graphic-properties draw:stroke="solid" draw:stroke-dash="Dash_20_58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5" style:family="graphic">
      <style:graphic-properties draw:stroke="solid" draw:stroke-dash="Dash_20_58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6" style:family="graphic">
      <style:graphic-properties draw:stroke="solid" draw:stroke-dash="Dash_20_58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7" style:family="graphic">
      <style:graphic-properties draw:stroke="solid" draw:stroke-dash="Dash_20_58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8" style:family="graphic">
      <style:graphic-properties draw:stroke="solid" draw:stroke-dash="Dash_20_58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9" style:family="graphic">
      <style:graphic-properties draw:stroke="solid" draw:stroke-dash="Dash_20_58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0" style:family="graphic">
      <style:graphic-properties draw:stroke="solid" draw:stroke-dash="Dash_20_59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1" style:family="graphic">
      <style:graphic-properties draw:stroke="solid" draw:stroke-dash="Dash_20_59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2" style:family="graphic">
      <style:graphic-properties draw:stroke="solid" draw:stroke-dash="Dash_20_59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3" style:family="graphic">
      <style:graphic-properties draw:stroke="solid" draw:stroke-dash="Dash_20_59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4" style:family="graphic">
      <style:graphic-properties draw:stroke="none" draw:stroke-dash="Dash_20_59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75" style:family="graphic">
      <style:graphic-properties draw:stroke="none" draw:stroke-dash="Dash_20_595"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76" style:family="graphic">
      <style:graphic-properties draw:stroke="none" draw:stroke-dash="Dash_20_59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77" style:family="graphic">
      <style:graphic-properties draw:stroke="none" draw:stroke-dash="Dash_20_59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78" style:family="graphic">
      <style:graphic-properties draw:stroke="none" draw:stroke-dash="Dash_20_598"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79" style:family="graphic">
      <style:graphic-properties draw:stroke="none" draw:stroke-dash="Dash_20_599"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80" style:family="graphic">
      <style:graphic-properties draw:stroke="none" draw:stroke-dash="Dash_20_600" svg:stroke-width="0cm" svg:stroke-color="#000000" draw:marker-start="" draw:marker-start-width="0.3cm" draw:marker-start-center="false" draw:marker-end="" draw:marker-end-width="0.3cm" draw:marker-end-center="false" draw:fill="none" draw:fill-color="#ffffff" fo:min-height="0.575cm" fo:padding-top="0.125cm" fo:padding-bottom="0.125cm" fo:padding-left="0.25cm" fo:padding-right="0.25cm" draw:shadow="hidden" draw:shadow-offset-x="0.3cm" draw:shadow-offset-y="0.3cm" draw:shadow-color="#808080" style:run-through="foreground"/>
    </style:style>
    <style:style style:name="gr281" style:family="graphic">
      <style:graphic-properties draw:stroke="none" draw:stroke-dash="Dash_20_601"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82" style:family="graphic">
      <style:graphic-properties draw:stroke="none" draw:stroke-dash="Dash_20_602"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83" style:family="graphic">
      <style:graphic-properties draw:stroke="none" draw:stroke-dash="Dash_20_603"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84" style:family="graphic">
      <style:graphic-properties draw:stroke="solid" draw:stroke-dash="Dash_20_604"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5" style:family="graphic">
      <style:graphic-properties draw:stroke="none" draw:stroke-dash="Dash_20_605" svg:stroke-width="0cm" svg:stroke-color="#000000" draw:marker-start="" draw:marker-start-width="0.3cm" draw:marker-start-center="false" draw:marker-end="" draw:marker-end-width="0.3cm" draw:marker-end-center="false" draw:fill="none" draw:fill-color="#ffffff" fo:min-height="0.813cm" fo:padding-top="0.125cm" fo:padding-bottom="0.125cm" fo:padding-left="0.25cm" fo:padding-right="0.25cm" draw:shadow="hidden" draw:shadow-offset-x="0.3cm" draw:shadow-offset-y="0.3cm" draw:shadow-color="#808080" style:run-through="foreground"/>
    </style:style>
    <style:style style:name="gr286" style:family="graphic">
      <style:graphic-properties draw:stroke="solid" draw:stroke-dash="Dash_20_606"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7" style:family="graphic">
      <style:graphic-properties draw:stroke="solid" draw:stroke-dash="Dash_20_607"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8" style:family="graphic">
      <style:graphic-properties draw:stroke="solid" draw:stroke-dash="Dash_20_608"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9" style:family="graphic">
      <style:graphic-properties draw:stroke="solid" draw:stroke-dash="Dash_20_609"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0" style:family="graphic">
      <style:graphic-properties draw:stroke="solid" draw:stroke-dash="Dash_20_610"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1" style:family="graphic">
      <style:graphic-properties draw:stroke="solid" draw:stroke-dash="Dash_20_611"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2" style:family="graphic">
      <style:graphic-properties draw:stroke="solid" draw:stroke-dash="Dash_20_612"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3" style:family="graphic">
      <style:graphic-properties draw:stroke="solid" draw:stroke-dash="Dash_20_61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4" style:family="graphic">
      <style:graphic-properties draw:stroke="solid" draw:stroke-dash="Dash_20_61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5" style:family="graphic">
      <style:graphic-properties draw:stroke="none" draw:stroke-dash="Dash_20_615" svg:stroke-width="0cm" svg:stroke-color="#000000" draw:marker-start="" draw:marker-start-width="0.3cm" draw:marker-start-center="false" draw:marker-end="" draw:marker-end-width="0.3cm" draw:marker-end-center="false" draw:fill="none" draw:fill-color="#ffffff" fo:min-height="0.651cm" fo:padding-top="0.125cm" fo:padding-bottom="0.125cm" fo:padding-left="0.25cm" fo:padding-right="0.25cm" draw:shadow="hidden" draw:shadow-offset-x="0.3cm" draw:shadow-offset-y="0.3cm" draw:shadow-color="#808080" style:run-through="foreground"/>
    </style:style>
    <style:style style:name="gr296" style:family="graphic">
      <style:graphic-properties draw:stroke="solid" draw:stroke-dash="Dash_20_616"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7" style:family="graphic">
      <style:graphic-properties draw:stroke="solid" draw:stroke-dash="Dash_20_617"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8" style:family="graphic">
      <style:graphic-properties draw:stroke="solid" draw:stroke-dash="Dash_20_618"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9" style:family="graphic">
      <style:graphic-properties draw:stroke="solid" draw:stroke-dash="Dash_20_61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0" style:family="graphic">
      <style:graphic-properties draw:stroke="solid" draw:stroke-dash="Dash_20_62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1" style:family="graphic">
      <style:graphic-properties draw:stroke="solid" draw:stroke-dash="Dash_20_62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2" style:family="graphic">
      <style:graphic-properties draw:stroke="solid" draw:stroke-dash="Dash_20_62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3" style:family="graphic">
      <style:graphic-properties draw:stroke="solid" draw:stroke-dash="Dash_20_62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4" style:family="graphic">
      <style:graphic-properties draw:stroke="solid" draw:stroke-dash="Dash_20_62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5" style:family="graphic">
      <style:graphic-properties draw:stroke="solid" draw:stroke-dash="Dash_20_62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6" style:family="graphic">
      <style:graphic-properties draw:stroke="solid" draw:stroke-dash="Dash_20_62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7" style:family="graphic">
      <style:graphic-properties draw:stroke="solid" draw:stroke-dash="Dash_20_62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8" style:family="graphic">
      <style:graphic-properties draw:stroke="solid" draw:stroke-dash="Dash_20_62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9" style:family="graphic">
      <style:graphic-properties draw:stroke="solid" draw:stroke-dash="Dash_20_62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0" style:family="graphic">
      <style:graphic-properties draw:stroke="solid" draw:stroke-dash="Dash_20_63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1" style:family="graphic">
      <style:graphic-properties draw:stroke="solid" draw:stroke-dash="Dash_20_63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2" style:family="graphic">
      <style:graphic-properties draw:stroke="solid" draw:stroke-dash="Dash_20_63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3" style:family="graphic">
      <style:graphic-properties draw:stroke="solid" draw:stroke-dash="Dash_20_63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4" style:family="graphic">
      <style:graphic-properties draw:stroke="none" draw:stroke-dash="Dash_20_634" svg:stroke-width="0cm" svg:stroke-color="#000000" draw:marker-start="" draw:marker-start-width="0.3cm" draw:marker-start-center="false" draw:marker-end="" draw:marker-end-width="0.3cm" draw:marker-end-center="false" draw:fill="none" draw:fill-color="#ffffff" fo:min-height="0.651cm" fo:padding-top="0.125cm" fo:padding-bottom="0.125cm" fo:padding-left="0.25cm" fo:padding-right="0.25cm" draw:shadow="hidden" draw:shadow-offset-x="0.3cm" draw:shadow-offset-y="0.3cm" draw:shadow-color="#808080" style:run-through="foreground"/>
    </style:style>
    <style:style style:name="gr315" style:family="graphic">
      <style:graphic-properties draw:stroke="solid" draw:stroke-dash="Dash_20_635"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6" style:family="graphic">
      <style:graphic-properties draw:stroke="none" draw:stroke-dash="Dash_20_636"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17" style:family="graphic">
      <style:graphic-properties draw:stroke="solid" draw:stroke-dash="Dash_20_637"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8" style:family="graphic">
      <style:graphic-properties draw:stroke="none" draw:stroke-dash="Dash_20_638"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19" style:family="graphic">
      <style:graphic-properties draw:stroke="none" draw:stroke-dash="Dash_20_639" svg:stroke-width="0cm" svg:stroke-color="#000000" draw:marker-start="" draw:marker-start-width="0.3cm" draw:marker-start-center="false" draw:marker-end="" draw:marker-end-width="0.3cm" draw:marker-end-center="false" draw:fill="none" draw:fill-color="#ffffff" fo:min-height="0.651cm" fo:padding-top="0.125cm" fo:padding-bottom="0.125cm" fo:padding-left="0.25cm" fo:padding-right="0.25cm" draw:shadow="hidden" draw:shadow-offset-x="0.3cm" draw:shadow-offset-y="0.3cm" draw:shadow-color="#808080" style:run-through="foreground"/>
    </style:style>
    <style:style style:name="gr320" style:family="graphic">
      <style:graphic-properties draw:stroke="none" draw:stroke-dash="Dash_20_640"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21" style:family="graphic">
      <style:graphic-properties draw:stroke="none" draw:stroke-dash="Dash_20_641"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22" style:family="graphic">
      <style:graphic-properties draw:stroke="solid" draw:stroke-dash="Dash_20_642"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3" style:family="graphic">
      <style:graphic-properties draw:stroke="none" draw:stroke-dash="Dash_20_643"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24" style:family="graphic">
      <style:graphic-properties draw:stroke="none" draw:stroke-dash="Dash_20_644"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25" style:family="graphic">
      <style:graphic-properties draw:stroke="none" draw:stroke-dash="Dash_20_645"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26" style:family="graphic">
      <style:graphic-properties draw:stroke="none" draw:stroke-dash="Dash_20_646"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27" style:family="graphic">
      <style:graphic-properties draw:stroke="solid" draw:stroke-dash="Dash_20_647"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8" style:family="graphic">
      <style:graphic-properties draw:stroke="solid" draw:stroke-dash="Dash_20_648"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9" style:family="graphic">
      <style:graphic-properties draw:stroke="none" draw:stroke-dash="Dash_20_649"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30" style:family="graphic">
      <style:graphic-properties draw:stroke="none" draw:stroke-dash="Dash_20_650"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31" style:family="graphic">
      <style:graphic-properties draw:stroke="none" draw:stroke-dash="Dash_20_651"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2" style:family="graphic">
      <style:graphic-properties draw:stroke="none" draw:stroke-dash="Dash_20_652"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3" style:family="graphic">
      <style:graphic-properties draw:stroke="none" draw:stroke-dash="Dash_20_653"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334" style:family="graphic">
      <style:graphic-properties draw:stroke="none" draw:stroke-dash="Dash_20_654"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5" style:family="graphic">
      <style:graphic-properties draw:stroke="none" draw:stroke-dash="Dash_20_655"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6" style:family="graphic">
      <style:graphic-properties draw:stroke="none" draw:stroke-dash="Dash_20_656"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7" style:family="graphic">
      <style:graphic-properties draw:stroke="solid" draw:stroke-dash="Dash_20_657"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8" style:family="graphic">
      <style:graphic-properties draw:stroke="solid" draw:stroke-dash="Dash_20_65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9" style:family="graphic">
      <style:graphic-properties draw:stroke="none" draw:stroke-dash="Dash_20_659"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40" style:family="graphic">
      <style:graphic-properties draw:stroke="none" draw:stroke-dash="Dash_20_660"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41" style:family="graphic">
      <style:graphic-properties draw:stroke="none" draw:stroke-dash="Dash_20_661"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42" style:family="graphic">
      <style:graphic-properties draw:stroke="solid" draw:stroke-dash="Dash_20_662"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43" style:family="graphic">
      <style:graphic-properties draw:stroke="solid" draw:stroke-dash="Dash_20_663"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44" style:family="graphic">
      <style:graphic-properties draw:stroke="solid" draw:stroke-dash="Dash_20_664"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45" style:family="graphic">
      <style:graphic-properties draw:stroke="solid" draw:stroke-dash="Dash_20_665"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46" style:family="graphic">
      <style:graphic-properties draw:stroke="solid" draw:stroke-dash="Dash_20_666" svg:stroke-width="0cm" svg:stroke-color="#330000" draw:marker-start="" draw:marker-start-width="0.3cm" draw:marker-start-center="false" draw:marker-end="" draw:marker-end-width="0.3cm" draw:marker-end-center="false" draw:fill="solid" draw:fill-color="#33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7" style:family="graphic">
      <style:graphic-properties draw:stroke="solid" draw:stroke-dash="Dash_20_667" svg:stroke-width="0cm" svg:stroke-color="#330000" draw:marker-start="" draw:marker-start-width="0.3cm" draw:marker-start-center="false" draw:marker-end="" draw:marker-end-width="0.3cm" draw:marker-end-center="false" draw:fill="solid" draw:fill-color="#33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8" style:family="graphic">
      <style:graphic-properties draw:stroke="solid" draw:stroke-dash="Dash_20_668" svg:stroke-width="0cm" svg:stroke-color="#330000" draw:marker-start="" draw:marker-start-width="0.3cm" draw:marker-start-center="false" draw:marker-end="" draw:marker-end-width="0.3cm" draw:marker-end-center="false" draw:fill="solid" draw:fill-color="#33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9" style:family="graphic">
      <style:graphic-properties draw:stroke="solid" draw:stroke-dash="Dash_20_669" svg:stroke-width="0cm" svg:stroke-color="#ff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0" style:family="graphic">
      <style:graphic-properties draw:stroke="solid" draw:stroke-dash="Dash_20_670" svg:stroke-width="0cm" svg:stroke-color="#ff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1" style:family="graphic">
      <style:graphic-properties draw:stroke="solid" draw:stroke-dash="Dash_20_671" svg:stroke-width="0cm" svg:stroke-color="#330000" draw:marker-start="" draw:marker-start-width="0.3cm" draw:marker-start-center="false" draw:marker-end="" draw:marker-end-width="0.3cm" draw:marker-end-center="false" draw:fill="solid" draw:fill-color="#33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2" style:family="graphic">
      <style:graphic-properties draw:stroke="solid" draw:stroke-dash="Dash_20_672" svg:stroke-width="0cm" svg:stroke-color="#330000" draw:marker-start="" draw:marker-start-width="0.3cm" draw:marker-start-center="false" draw:marker-end="" draw:marker-end-width="0.3cm" draw:marker-end-center="false" draw:fill="solid" draw:fill-color="#33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3" style:family="graphic">
      <style:graphic-properties draw:stroke="solid" draw:stroke-dash="Dash_20_673" svg:stroke-width="0cm" svg:stroke-color="#330000" draw:marker-start="" draw:marker-start-width="0.3cm" draw:marker-start-center="false" draw:marker-end="" draw:marker-end-width="0.3cm" draw:marker-end-center="false" draw:fill="solid" draw:fill-color="#33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4" style:family="graphic">
      <style:graphic-properties draw:stroke="solid" draw:stroke-dash="Dash_20_674"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5" style:family="graphic">
      <style:graphic-properties draw:stroke="solid" draw:stroke-dash="Dash_20_675"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6" style:family="graphic">
      <style:graphic-properties draw:stroke="solid" draw:stroke-dash="Dash_20_676" svg:stroke-width="0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7" style:family="graphic">
      <style:graphic-properties draw:stroke="solid" draw:stroke-dash="Dash_20_677" svg:stroke-width="0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8" style:family="graphic">
      <style:graphic-properties draw:stroke="solid" draw:stroke-dash="Dash_20_678" svg:stroke-width="0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9" style:family="graphic">
      <style:graphic-properties draw:stroke="solid" draw:stroke-dash="Dash_20_679" svg:stroke-width="0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0" style:family="graphic">
      <style:graphic-properties draw:stroke="solid" draw:stroke-dash="Dash_20_680" svg:stroke-width="0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1" style:family="graphic">
      <style:graphic-properties draw:stroke="solid" draw:stroke-dash="Dash_20_681" svg:stroke-width="0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2" style:family="graphic">
      <style:graphic-properties draw:stroke="solid" draw:stroke-dash="Dash_20_682"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3" style:family="graphic">
      <style:graphic-properties draw:stroke="solid" draw:stroke-dash="Dash_20_683"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4" style:family="graphic">
      <style:graphic-properties draw:stroke="solid" draw:stroke-dash="Dash_20_684" svg:stroke-width="0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5" style:family="graphic">
      <style:graphic-properties draw:stroke="solid" draw:stroke-dash="Dash_20_685" svg:stroke-width="0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6" style:family="graphic">
      <style:graphic-properties draw:stroke="solid" draw:stroke-dash="Dash_20_686"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7" style:family="graphic">
      <style:graphic-properties draw:stroke="solid" draw:stroke-dash="Dash_20_687"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8" style:family="graphic">
      <style:graphic-properties draw:stroke="solid" draw:stroke-dash="Dash_20_688" svg:stroke-width="0cm" svg:stroke-color="#330000" draw:marker-start="" draw:marker-start-width="0.3cm" draw:marker-start-center="false" draw:marker-end="" draw:marker-end-width="0.3cm" draw:marker-end-center="false" draw:fill="solid" draw:fill-color="#33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9" style:family="graphic">
      <style:graphic-properties draw:stroke="solid" draw:stroke-dash="Dash_20_689"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0" style:family="graphic">
      <style:graphic-properties draw:stroke="solid" draw:stroke-dash="Dash_20_690"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1" style:family="graphic">
      <style:graphic-properties draw:stroke="solid" draw:stroke-dash="Dash_20_691"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2" style:family="graphic">
      <style:graphic-properties draw:stroke="solid" draw:stroke-dash="Dash_20_692"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3" style:family="graphic">
      <style:graphic-properties draw:stroke="solid" draw:stroke-dash="Dash_20_693"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4" style:family="graphic">
      <style:graphic-properties draw:stroke="solid" draw:stroke-dash="Dash_20_694"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5" style:family="graphic">
      <style:graphic-properties draw:stroke="solid" draw:stroke-dash="Dash_20_695"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6" style:family="graphic">
      <style:graphic-properties draw:stroke="solid" draw:stroke-dash="Dash_20_696"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7" style:family="graphic">
      <style:graphic-properties draw:stroke="solid" draw:stroke-dash="Dash_20_697"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8" style:family="graphic">
      <style:graphic-properties draw:stroke="solid" draw:stroke-dash="Dash_20_698"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9" style:family="graphic">
      <style:graphic-properties draw:stroke="solid" draw:stroke-dash="Dash_20_699"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80" style:family="graphic">
      <style:graphic-properties draw:stroke="solid" draw:stroke-dash="Dash_20_700"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81" style:family="graphic">
      <style:graphic-properties draw:stroke="solid" draw:stroke-dash="Dash_20_701"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82" style:family="graphic">
      <style:graphic-properties draw:stroke="solid" draw:stroke-dash="Dash_20_702" svg:stroke-width="0cm" svg:stroke-color="#330000" draw:marker-start="" draw:marker-start-width="0.3cm" draw:marker-start-center="false" draw:marker-end="" draw:marker-end-width="0.3cm" draw:marker-end-center="false" draw:fill="solid" draw:fill-color="#33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83" style:family="graphic">
      <style:graphic-properties draw:stroke="solid" draw:stroke-dash="Dash_20_703" svg:stroke-width="0cm" svg:stroke-color="#330000" draw:marker-start="" draw:marker-start-width="0.3cm" draw:marker-start-center="false" draw:marker-end="" draw:marker-end-width="0.3cm" draw:marker-end-center="false" draw:fill="solid" draw:fill-color="#33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4" style:family="graphic">
      <style:graphic-properties draw:stroke="solid" draw:stroke-dash="Dash_20_704"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85" style:family="graphic">
      <style:graphic-properties draw:stroke="solid" draw:stroke-dash="Dash_20_705"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6" style:family="graphic">
      <style:graphic-properties draw:stroke="solid" draw:stroke-dash="Dash_20_706"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87" style:family="graphic">
      <style:graphic-properties draw:stroke="solid" draw:stroke-dash="Dash_20_707"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8" style:family="graphic">
      <style:graphic-properties draw:stroke="solid" draw:stroke-dash="Dash_20_70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9" style:family="graphic">
      <style:graphic-properties draw:stroke="solid" draw:stroke-dash="Dash_20_709"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0" style:family="graphic">
      <style:graphic-properties draw:stroke="solid" draw:stroke-dash="Dash_20_710"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1" style:family="graphic">
      <style:graphic-properties draw:stroke="solid" draw:stroke-dash="Dash_20_711"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2" style:family="graphic">
      <style:graphic-properties draw:stroke="solid" draw:stroke-dash="Dash_20_712"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93" style:family="graphic">
      <style:graphic-properties draw:stroke="solid" draw:stroke-dash="Dash_20_713"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4" style:family="graphic">
      <style:graphic-properties draw:stroke="solid" draw:stroke-dash="Dash_20_714" svg:stroke-width="0.019cm" svg:stroke-color="#000000" draw:marker-start="" draw:marker-start-width="0.33cm" draw:marker-start-center="false" draw:marker-end="" draw:marker-end-width="0.33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5" style:family="graphic">
      <style:graphic-properties draw:stroke="solid" draw:stroke-dash="Dash_20_715"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6" style:family="graphic">
      <style:graphic-properties draw:stroke="solid" draw:stroke-dash="Dash_20_716"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7" style:family="graphic">
      <style:graphic-properties draw:stroke="solid" draw:stroke-dash="Dash_20_717"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8" style:family="graphic">
      <style:graphic-properties draw:stroke="solid" draw:stroke-dash="Dash_20_71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9" style:family="graphic">
      <style:graphic-properties draw:stroke="solid" draw:stroke-dash="Dash_20_719"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0" style:family="graphic">
      <style:graphic-properties draw:stroke="solid" draw:stroke-dash="Dash_20_720"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1" style:family="graphic">
      <style:graphic-properties draw:stroke="solid" draw:stroke-dash="Dash_20_721"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2" style:family="graphic">
      <style:graphic-properties draw:stroke="solid" draw:stroke-dash="Dash_20_722"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3" style:family="graphic">
      <style:graphic-properties draw:stroke="solid" draw:stroke-dash="Dash_20_723"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4" style:family="graphic">
      <style:graphic-properties draw:stroke="solid" draw:stroke-dash="Dash_20_724"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5" style:family="graphic">
      <style:graphic-properties draw:stroke="none" draw:stroke-dash="Dash_20_725" svg:stroke-width="0cm" svg:stroke-color="#000000" draw:marker-start="" draw:marker-start-width="0.3cm" draw:marker-start-center="false" draw:marker-end="" draw:marker-end-width="0.3cm" draw:marker-end-center="false" draw:fill="none" draw:fill-color="#99ccff" fo:min-height="0.529cm" fo:padding-top="0.125cm" fo:padding-bottom="0.125cm" fo:padding-left="0.25cm" fo:padding-right="0.25cm" draw:shadow="hidden" draw:shadow-offset-x="0.3cm" draw:shadow-offset-y="0.3cm" draw:shadow-color="#808080" style:run-through="foreground"/>
    </style:style>
    <style:style style:name="gr406" style:family="graphic">
      <style:graphic-properties draw:stroke="none" draw:stroke-dash="Dash_20_726" svg:stroke-width="0cm" svg:stroke-color="#000000" draw:marker-start="" draw:marker-start-width="0.3cm" draw:marker-start-center="false" draw:marker-end="" draw:marker-end-width="0.3cm" draw:marker-end-center="false" draw:fill="none" draw:fill-color="#99ccff" fo:min-height="0.247cm" fo:padding-top="0.125cm" fo:padding-bottom="0.125cm" fo:padding-left="0.25cm" fo:padding-right="0.25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table-cell table:style-name="Tabelle1.A1" office:value-type="string">
            <text:p text:style-name="P3">Projektdokumentation</text:p>
            <text:p text:style-name="P2">Licht- und Rollladensteuerung</text:p>
            <text:p text:style-name="Standard"/>
            <text:p text:style-name="P4">von Darien, Adorjan und André</text:p>
          </table:table-cell>
        </table:table-row>
        <table:table-row>
          <table:table-cell table:style-name="Tabelle1.A1" office:value-type="string">
            <text:p text:style-name="Standard"/>
            <text:p text:style-name="Standard"/>
            <text:p text:style-name="Standard"/>
            <text:p text:style-name="Standard"/>
            <text:p text:style-name="Standard"/>
            <text:p text:style-name="Standard"/>
            <text:p text:style-name="Standard"/>
            <text:p text:style-name="Standard"><draw:g text:anchor-type="paragraph" draw:z-index="5" draw:style-name="gr1"><draw:custom-shape draw:style-name="gr342" draw:text-style-name="P16" svg:width="7.501cm" svg:height="4.5cm" svg:x="4.697cm" svg:y="0.386cm"><text:p/><draw:enhanced-geometry svg:viewBox="0 0 21600 21600" draw:mirror-horizontal="true" draw:glue-points="?f7 0 ?f6 ?f1 0 ?f10 ?f6 21600 ?f4 ?f10 21600 ?f9" draw:path-stretchpoint-x="10800" draw:path-stretchpoint-y="10800" draw:text-areas="0 ?f1 ?f4 ?f12" draw:type="cube" draw:modifiers="2413.8635858698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343" draw:text-style-name="P16" svg:width="0.902cm" svg:height="0.9cm" svg:x="10.791cm" svg:y="1.885cm"><text:p/><draw:enhanced-geometry svg:viewBox="0 0 21600 21600" draw:mirror-horizontal="true" draw:glue-points="?f7 0 ?f6 ?f1 0 ?f10 ?f6 21600 ?f4 ?f10 21600 ?f9" draw:path-stretchpoint-x="10800" draw:path-stretchpoint-y="10800" draw:text-areas="0 ?f1 ?f4 ?f12" draw:type="cube" draw:modifiers="2413.8635858698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344" draw:text-style-name="P16" svg:width="0.9cm" svg:height="0.9cm" svg:x="9.597cm" svg:y="1.885cm"><text:p/><draw:enhanced-geometry svg:viewBox="0 0 21600 21600" draw:mirror-horizontal="true" draw:glue-points="?f7 0 ?f6 ?f1 0 ?f10 ?f6 21600 ?f4 ?f10 21600 ?f9" draw:path-stretchpoint-x="10800" draw:path-stretchpoint-y="10800" draw:text-areas="0 ?f1 ?f4 ?f12" draw:type="cube" draw:modifiers="2413.8635858698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345" draw:text-style-name="P16" svg:width="0.902cm" svg:height="0.9cm" svg:x="7.19cm" svg:y="1.885cm"><text:p/><draw:enhanced-geometry svg:viewBox="0 0 21600 21600" draw:mirror-horizontal="true" draw:glue-points="?f7 0 ?f6 ?f1 0 ?f10 ?f6 21600 ?f4 ?f10 21600 ?f9" draw:path-stretchpoint-x="10800" draw:path-stretchpoint-y="10800" draw:text-areas="0 ?f1 ?f4 ?f12" draw:type="cube" draw:modifiers="2413.8635858698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ircle draw:style-name="gr346" draw:text-style-name="P16" svg:width="0.301cm" svg:height="0.301cm" svg:x="11.398cm" svg:y="1.286cm"><text:p/></draw:circle><draw:circle draw:style-name="gr347" draw:text-style-name="P16" svg:width="0.301cm" svg:height="0.301cm" svg:x="10.797cm" svg:y="1.286cm"><text:p/></draw:circle><draw:circle draw:style-name="gr348" draw:text-style-name="P16" svg:width="0.301cm" svg:height="0.301cm" svg:x="10.197cm" svg:y="1.286cm"><text:p/></draw:circle><draw:circle draw:style-name="gr349" draw:text-style-name="P16" svg:width="0.301cm" svg:height="0.301cm" svg:x="9.597cm" svg:y="1.286cm"><text:p/></draw:circle><draw:circle draw:style-name="gr350" draw:text-style-name="P16" svg:width="0.301cm" svg:height="0.301cm" svg:x="8.997cm" svg:y="1.286cm"><text:p/></draw:circle><draw:circle draw:style-name="gr351" draw:text-style-name="P16" svg:width="0.301cm" svg:height="0.301cm" svg:x="8.398cm" svg:y="1.286cm"><text:p/></draw:circle><draw:circle draw:style-name="gr352" draw:text-style-name="P16" svg:width="0.301cm" svg:height="0.301cm" svg:x="7.798cm" svg:y="1.286cm"><text:p/></draw:circle><draw:ellipse draw:style-name="gr353" draw:text-style-name="P16" svg:width="0.302cm" svg:height="0.301cm" svg:x="7.196cm" svg:y="1.286cm"><text:p/></draw:ellipse><draw:custom-shape draw:style-name="gr354" draw:text-style-name="P16" svg:width="0.2cm" svg:height="0.1cm" svg:x="10.297cm" svg:y="3.28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55" draw:text-style-name="P16" svg:width="0.2cm" svg:height="0.101cm" svg:x="10.093cm" svg:y="3.28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56" draw:text-style-name="P16" svg:width="0.2cm" svg:height="0.101cm" svg:x="10.297cm" svg:y="3.785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57" draw:text-style-name="P16" svg:width="0.2cm" svg:height="0.1cm" svg:x="10.093cm" svg:y="3.78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58" draw:text-style-name="P16" svg:width="0.2cm" svg:height="0.101cm" draw:transform="rotate (-1.57079632679579) translate (10.5974444444444cm 3.5859861111111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59" draw:text-style-name="P16" svg:width="0.202cm" svg:height="0.1cm" draw:transform="rotate (1.5707963267946) translate (10.4969027777778cm 3.5859861111111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60" draw:text-style-name="P16" svg:width="0.2cm" svg:height="0.101cm" draw:transform="rotate (-1.57079632679579) translate (10.0965cm 3.5859861111111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61" draw:text-style-name="P16" svg:width="0.202cm" svg:height="0.101cm" draw:transform="rotate (1.5707963267946) translate (9.99066666666667cm 3.5859861111111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62" draw:text-style-name="P16" svg:width="0.2cm" svg:height="0.1cm" svg:x="10.297cm" svg:y="4.28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63" draw:text-style-name="P16" svg:width="0.2cm" svg:height="0.101cm" svg:x="10.093cm" svg:y="4.28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64" draw:text-style-name="P16" svg:width="0.202cm" svg:height="0.101cm" draw:transform="rotate (-1.57079632679579) translate (10.5974444444444cm 4.085166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65" draw:text-style-name="P16" svg:width="0.2cm" svg:height="0.1cm" draw:transform="rotate (1.5707963267946) translate (10.4969027777778cm 4.085166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66" draw:text-style-name="P16" svg:width="0.202cm" svg:height="0.101cm" draw:transform="rotate (-1.57079632679579) translate (10.0965cm 4.085166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67" draw:text-style-name="P16" svg:width="0.2cm" svg:height="0.101cm" draw:transform="rotate (1.5707963267946) translate (9.99066666666667cm 4.085166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368" draw:text-style-name="P16" svg:width="0.1cm" svg:height="0.1cm" svg:x="10.698cm" svg:y="4.286cm"><text:p/></draw:circle><draw:custom-shape draw:style-name="gr369" draw:text-style-name="P16" svg:width="0.2cm" svg:height="0.1cm" svg:x="11.297cm" svg:y="3.28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0" draw:text-style-name="P16" svg:width="0.202cm" svg:height="0.101cm" svg:x="11.096cm" svg:y="3.28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1" draw:text-style-name="P16" svg:width="0.2cm" svg:height="0.101cm" svg:x="11.297cm" svg:y="3.785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2" draw:text-style-name="P16" svg:width="0.202cm" svg:height="0.1cm" svg:x="11.096cm" svg:y="3.78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3" draw:text-style-name="P16" svg:width="0.2cm" svg:height="0.101cm" draw:transform="rotate (-1.57079632679579) translate (11.5975694444444cm 3.5859861111111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4" draw:text-style-name="P16" svg:width="0.202cm" svg:height="0.1cm" draw:transform="rotate (1.5707963267946) translate (11.4970277777778cm 3.5859861111111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5" draw:text-style-name="P16" svg:width="0.2cm" svg:height="0.101cm" draw:transform="rotate (-1.57079632679579) translate (11.0983888888889cm 3.5859861111111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6" draw:text-style-name="P16" svg:width="0.202cm" svg:height="0.1cm" draw:transform="rotate (1.5707963267946) translate (10.9978472222222cm 3.5859861111111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7" draw:text-style-name="P16" svg:width="0.2cm" svg:height="0.1cm" svg:x="11.297cm" svg:y="4.28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8" draw:text-style-name="P16" svg:width="0.202cm" svg:height="0.101cm" svg:x="11.096cm" svg:y="4.28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79" draw:text-style-name="P16" svg:width="0.202cm" svg:height="0.101cm" draw:transform="rotate (-1.57079632679579) translate (11.5975694444444cm 4.085166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80" draw:text-style-name="P16" svg:width="0.2cm" svg:height="0.1cm" draw:transform="rotate (1.5707963267946) translate (11.4970277777778cm 4.085166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81" draw:text-style-name="P16" svg:width="0.202cm" svg:height="0.101cm" draw:transform="rotate (-1.57079632679579) translate (11.0983888888889cm 4.085166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82" draw:text-style-name="P16" svg:width="0.2cm" svg:height="0.1cm" draw:transform="rotate (1.5707963267946) translate (10.9978472222222cm 4.085166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383" draw:text-style-name="P16" svg:width="0.1cm" svg:height="0.1cm" svg:x="11.698cm" svg:y="4.286cm"><text:p/></draw:circle><draw:custom-shape draw:style-name="gr384" draw:text-style-name="P16" svg:width="0.902cm" svg:height="0.902cm" svg:x="5.592cm" svg:y="1.384cm"><text:p/><draw:enhanced-geometry svg:viewBox="0 0 21600 21600" draw:mirror-horizontal="true" draw:glue-points="?f7 0 ?f6 ?f1 0 ?f10 ?f6 21600 ?f4 ?f10 21600 ?f9" draw:path-stretchpoint-x="10800" draw:path-stretchpoint-y="10800" draw:text-areas="0 ?f1 ?f4 ?f12" draw:type="cube" draw:modifiers="2413.8635858698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polyline draw:style-name="gr385" draw:text-style-name="P16" svg:width="0.399cm" svg:height="0.199cm" svg:x="5.895cm" svg:y="1.786cm" svg:viewBox="0 0 400 200" draw:points="0,200 200,0 400,200"><text:p/></draw:polyline><draw:custom-shape draw:style-name="gr386" draw:text-style-name="P16" svg:width="0.902cm" svg:height="0.9cm" svg:x="5.592cm" svg:y="2.586cm"><text:p/><draw:enhanced-geometry svg:viewBox="0 0 21600 21600" draw:mirror-horizontal="true" draw:glue-points="?f7 0 ?f6 ?f1 0 ?f10 ?f6 21600 ?f4 ?f10 21600 ?f9" draw:path-stretchpoint-x="10800" draw:path-stretchpoint-y="10800" draw:text-areas="0 ?f1 ?f4 ?f12" draw:type="cube" draw:modifiers="2413.8635858698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polyline draw:style-name="gr387" draw:text-style-name="P16" svg:width="0.399cm" svg:height="0.199cm" svg:x="5.895cm" svg:y="2.986cm" svg:viewBox="0 0 400 200" draw:points="0,0 200,200 400,0"><text:p/></draw:polyline><draw:polyline draw:style-name="gr388" draw:text-style-name="P16" svg:width="0.199cm" svg:height="0.399cm" svg:x="7.597cm" svg:y="2.186cm" svg:viewBox="0 0 200 400" draw:points="200,0 0,200 200,400"><text:p/></draw:polyline><draw:polyline draw:style-name="gr389" draw:text-style-name="P16" svg:width="0.199cm" svg:height="0.399cm" svg:x="11.197cm" svg:y="2.186cm" svg:viewBox="0 0 200 400" draw:points="0,0 200,200 0,400"><text:p/></draw:polyline><draw:polygon draw:style-name="gr390" draw:text-style-name="P16" svg:width="0.199cm" svg:height="0.299cm" svg:x="9.996cm" svg:y="2.186cm" svg:viewBox="0 0 200 300" draw:points="100,0 200,300 0,300"><text:p/></draw:polygon><draw:line draw:style-name="gr391" draw:text-style-name="P16" svg:x1="10.096cm" svg:y1="2.486cm" svg:x2="10.096cm" svg:y2="2.586cm"><text:p/></draw:line><draw:custom-shape draw:style-name="gr392" draw:text-style-name="P16" svg:width="0.9cm" svg:height="0.9cm" svg:x="8.398cm" svg:y="1.885cm"><text:p/><draw:enhanced-geometry svg:viewBox="0 0 21600 21600" draw:mirror-horizontal="true" draw:glue-points="?f7 0 ?f6 ?f1 0 ?f10 ?f6 21600 ?f4 ?f10 21600 ?f9" draw:path-stretchpoint-x="10800" draw:path-stretchpoint-y="10800" draw:text-areas="0 ?f1 ?f4 ?f12" draw:type="cube" draw:modifiers="2413.8635858698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ellipse draw:style-name="gr393" draw:text-style-name="P16" svg:width="0.2cm" svg:height="0.401cm" svg:x="8.798cm" svg:y="2.185cm"><text:p/></draw:ellipse><draw:rect draw:style-name="gr394" draw:text-style-name="P16" svg:width="0.2cm" svg:height="0.202cm" svg:x="8.798cm" svg:y="2.485cm"><text:p/></draw:rect><draw:line draw:style-name="gr395" draw:text-style-name="P16" svg:x1="8.796cm" svg:y1="2.586cm" svg:x2="8.996cm" svg:y2="2.586cm"><text:p/></draw:line><draw:line draw:style-name="gr396" draw:text-style-name="P16" svg:x1="8.897cm" svg:y1="2.484cm" svg:x2="8.897cm" svg:y2="2.384cm"><text:p/></draw:line><draw:line draw:style-name="gr397" draw:text-style-name="P16" svg:x1="9.097cm" svg:y1="2.486cm" svg:x2="9.197cm" svg:y2="2.586cm"><text:p/></draw:line><draw:line draw:style-name="gr398" draw:text-style-name="P16" svg:x1="9.097cm" svg:y1="2.384cm" svg:x2="9.197cm" svg:y2="2.384cm"><text:p/></draw:line><draw:line draw:style-name="gr399" draw:text-style-name="P16" svg:x1="9.097cm" svg:y1="2.286cm" svg:x2="9.197cm" svg:y2="2.286cm"><text:p/></draw:line><draw:line draw:style-name="gr400" draw:text-style-name="P16" svg:x1="9.097cm" svg:y1="2.185cm" svg:x2="9.197cm" svg:y2="2.085cm"><text:p/></draw:line><draw:line draw:style-name="gr401" draw:text-style-name="P16" svg:x1="8.697cm" svg:y1="2.185cm" svg:x2="8.597cm" svg:y2="2.085cm"><text:p/></draw:line><draw:line draw:style-name="gr402" draw:text-style-name="P16" svg:x1="8.697cm" svg:y1="2.286cm" svg:x2="8.597cm" svg:y2="2.286cm"><text:p/></draw:line><draw:line draw:style-name="gr403" draw:text-style-name="P16" svg:x1="8.697cm" svg:y1="2.384cm" svg:x2="8.597cm" svg:y2="2.384cm"><text:p/></draw:line><draw:line draw:style-name="gr404" draw:text-style-name="P16" svg:x1="8.697cm" svg:y1="2.486cm" svg:x2="8.597cm" svg:y2="2.586cm"><text:p/></draw:line><draw:frame draw:style-name="gr405" draw:text-style-name="P29" svg:width="1.9cm" svg:height="0.78cm" svg:x="5.397cm" svg:y="3.926cm"><draw:text-box><text:p text:style-name="P17"><text:span text:style-name="T4">LUR</text:span></text:p><text:p text:style-name="P17"><text:span text:style-name="T6">Licht und Rollladensteuerung</text:span></text:p></draw:text-box></draw:frame><draw:frame draw:style-name="gr406" draw:text-style-name="P18" svg:width="0.399cm" svg:height="0.498cm" svg:x="6.198cm" svg:y="3.893cm"><draw:text-box><text:p text:style-name="P17"><text:span text:style-name="T2">©</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table-cell table:style-name="Tabelle1.A1" office:value-type="string">
            <text:p text:style-name="Standard"><text:span text:style-name="T1">Fach: </text:span>Technische Informatik (Labor)<text:line-break/><text:span text:style-name="T1">Lehrer:</text:span> Karl Laber<text:line-break/><text:span text:style-name="T1">Abgabetermin:</text:span> 10.01.2022</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15">Projektbeschreibung<text:tab/>3</text:p>
          <text:p text:style-name="P15">Blockschaltbild<text:tab/>3</text:p>
          <text:p text:style-name="P15">Teilprojekte<text:tab/>4</text:p>
          <text:p text:style-name="P14">Lichtsteuerung<text:tab/>4</text:p>
          <text:p text:style-name="P14">Rollladensteuerung<text:tab/>4</text:p>
          <text:p text:style-name="P14">Weihnachtsbeleuchtung<text:tab/>4</text:p>
          <text:p text:style-name="P15">Zustandstabellen<text:tab/>5</text:p>
          <text:p text:style-name="P15">Bedienungsanleitung<text:tab/>6</text:p>
          <text:p text:style-name="P15">Programmcode<text:tab/>8</text:p>
          <text:p text:style-name="P15">Arbeitsablauf<text:tab/>10</text:p>
          <text:p text:style-name="P15">Fazit<text:tab/>10</text:p>
        </text:index-body>
      </text:table-of-content>
      <text:h text:style-name="Heading_20_2" text:outline-level="2"/>
      <text:h text:style-name="P5" text:outline-level="2">Projektbeschreibung</text:h>
      <text:p text:style-name="Text_20_body">Es soll für mehrere Räume eine Lichtsteuerung und Rollladensteuerung geben. Für jeden Raum soll das Licht ansteuerbar sein. Außerdem soll im Haus ein Rollladen ansteuerbar sein.</text:p>
      <text:p text:style-name="Text_20_body">Die Sieben-Segment Anzeige zeigt in welchem Raum man sich bei der Steuerung befindet. Zwei Taster schalten zum nächsten oder zum vorherigen Raum. Ein Taster schaltet das Licht an oder aus und ein anderer schaltet die Weihnachtsbeleuchtung an oder aus. Zwei weitere Schalter fahren die Rollladen hoch oder runter. Bei einem kurzen Drücken auf eine Taste (z.B. die Taste um den Rollladen hochzufahren) fährt dieser ganz hoch. Ansonsten muss der Taster gedrückt gehalten werden damit der Rollladen sich bewegt.<text:bookmark text:name="user-content-raumansteuerung"/>Raumansteuerung</text:p>
      <text:p text:style-name="Text_20_body">Jeder Raum soll ein individuell ansteuerbares Licht erhalten. Mit zwei Tastern können die Räume aufwärts und abwärts gewechselt werden. Dies gibt an für welchen Raum die Ansteuerung der folgenden Features gilt. Auf der 7-Segment Anzeige wird angezeigt welcher Raum gerade verwendet wird.</text:p>
      <text:h text:style-name="Heading_20_2" text:outline-level="2">Blockschaltbild</text:h>
      <text:h text:style-name="Heading_20_3" text:outline-level="3"><draw:g text:anchor-type="paragraph" draw:z-index="4" draw:style-name="gr1"><draw:rect draw:style-name="gr284" draw:text-style-name="P16" svg:width="3.001cm" svg:height="6.002cm" svg:x="6.473cm" svg:y="1.697cm"><text:p/></draw:rect><draw:frame draw:style-name="gr285" draw:text-style-name="P22" svg:width="3.001cm" svg:height="1.064cm" svg:x="6.473cm" svg:y="0.796cm"><draw:text-box><text:p text:style-name="P19"><text:span text:style-name="T4">Controller</text:span></text:p><text:p text:style-name="P19"><text:span text:style-name="T4">C8051F340</text:span></text:p></draw:text-box></draw:frame><draw:line draw:style-name="gr286" draw:text-style-name="P16" svg:x1="3.474cm" svg:y1="2.096cm" svg:x2="6.474cm" svg:y2="2.096cm"><text:p/></draw:line><draw:line draw:style-name="gr287" draw:text-style-name="P16" svg:x1="3.474cm" svg:y1="3.096cm" svg:x2="6.474cm" svg:y2="3.096cm"><text:p/></draw:line><draw:line draw:style-name="gr288" draw:text-style-name="P16" svg:x1="3.474cm" svg:y1="4.096cm" svg:x2="6.474cm" svg:y2="4.096cm"><text:p/></draw:line><draw:line draw:style-name="gr289" draw:text-style-name="P16" svg:x1="3.474cm" svg:y1="5.096cm" svg:x2="6.474cm" svg:y2="5.096cm"><text:p/></draw:line><draw:rect draw:style-name="gr290" draw:text-style-name="P16" svg:width="1.601cm" svg:height="1.502cm" svg:x="11.474cm" svg:y="1.697cm"><text:p/></draw:rect><draw:line draw:style-name="gr291" draw:text-style-name="P16" svg:x1="9.474cm" svg:y1="2.697cm" svg:x2="11.474cm" svg:y2="2.697cm"><text:p/></draw:line><draw:circle draw:style-name="gr292" draw:text-style-name="P16" svg:width="1.1cm" svg:height="1.1cm" svg:x="11.675cm" svg:y="1.897cm"><text:p/></draw:circle><draw:custom-shape draw:style-name="gr293" draw:text-style-name="P16" svg:width="0.5cm" svg:height="0.5cm" svg:x="11.975cm" svg:y="2.1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4" draw:text-style-name="P16" svg:width="0.5cm" svg:height="0.8cm" draw:transform="rotate (-1.57079632679579) translate (13.0739444444444cm 2.19780555555556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95" draw:text-style-name="P23" svg:width="1.601cm" svg:height="0.902cm" svg:x="11.474cm" svg:y="0.898cm"><draw:text-box><text:p text:style-name="P19"><text:span text:style-name="T5">Stepper</text:span></text:p><text:p text:style-name="P19"><text:span text:style-name="T5">PYJ-28</text:span></text:p></draw:text-box></draw:frame><draw:rect draw:style-name="gr296" draw:text-style-name="P16" svg:width="2.001cm" svg:height="2.601cm" svg:x="11.474cm" svg:y="5.096cm"><text:p/></draw:rect><draw:line draw:style-name="gr297" draw:text-style-name="P16" svg:x1="9.474cm" svg:y1="5.696cm" svg:x2="11.474cm" svg:y2="5.696cm"><text:p/></draw:line><draw:line draw:style-name="gr298" draw:text-style-name="P16" svg:x1="9.474cm" svg:y1="6.696cm" svg:x2="11.474cm" svg:y2="6.696cm"><text:p/></draw:line><draw:g draw:style-name="gr3"><draw:custom-shape draw:style-name="gr299" draw:text-style-name="P16" svg:width="0.401cm" svg:height="0.202cm" svg:x="12.373cm" svg:y="5.29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0" draw:text-style-name="P16" svg:width="0.399cm" svg:height="0.202cm" svg:x="11.975cm" svg:y="5.297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1" draw:text-style-name="P16" svg:width="0.401cm" svg:height="0.2cm" svg:x="12.373cm" svg:y="6.29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2" draw:text-style-name="P16" svg:width="0.399cm" svg:height="0.202cm" svg:x="11.975cm" svg:y="6.29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3" draw:text-style-name="P16" svg:width="0.401cm" svg:height="0.202cm" draw:transform="rotate (-1.57079632679579) translate (12.9751666666667cm 5.89491666666667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4" draw:text-style-name="P16" svg:width="0.399cm" svg:height="0.2cm" draw:transform="rotate (1.5707963267946) translate (12.7440972222222cm 5.898444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5" draw:text-style-name="P16" svg:width="0.401cm" svg:height="0.202cm" draw:transform="rotate (-1.57079632679579) translate (11.9750416666667cm 5.89491666666667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6" draw:text-style-name="P16" svg:width="0.399cm" svg:height="0.202cm" draw:transform="rotate (1.5707963267946) translate (11.7739583333333cm 5.898444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7" draw:text-style-name="P16" svg:width="0.401cm" svg:height="0.2cm" svg:x="12.373cm" svg:y="7.29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8" draw:text-style-name="P16" svg:width="0.399cm" svg:height="0.202cm" svg:x="11.975cm" svg:y="7.298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9" draw:text-style-name="P16" svg:width="0.401cm" svg:height="0.202cm" draw:transform="rotate (-1.57079632679579) translate (12.9751666666667cm 6.8968055555555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0" draw:text-style-name="P16" svg:width="0.401cm" svg:height="0.2cm" draw:transform="rotate (1.5707963267946) translate (12.7440972222222cm 6.89504166666667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1" draw:text-style-name="P16" svg:width="0.401cm" svg:height="0.202cm" draw:transform="rotate (-1.57079632679579) translate (11.9750416666667cm 6.8968055555555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2" draw:text-style-name="P16" svg:width="0.401cm" svg:height="0.202cm" draw:transform="rotate (1.5707963267946) translate (11.7739583333333cm 6.89504166666667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313" draw:text-style-name="P16" svg:width="0.202cm" svg:height="0.2cm" svg:x="13.074cm" svg:y="7.296cm"><text:p/></draw:ellipse></draw:g><draw:frame draw:style-name="gr314" draw:text-style-name="P23" svg:width="2.001cm" svg:height="0.902cm" svg:x="11.474cm" svg:y="4.31cm"><draw:text-box><text:p text:style-name="P19"><text:span text:style-name="T5">7-Segment</text:span></text:p><text:p text:style-name="P19"><text:span text:style-name="T5">Anzeige</text:span></text:p></draw:text-box></draw:frame><draw:line draw:style-name="gr315" draw:text-style-name="P16" svg:x1="10.174cm" svg:y1="2.896cm" svg:x2="10.274cm" svg:y2="2.496cm"><text:p/></draw:line><draw:frame draw:style-name="gr316" draw:text-style-name="P24" svg:width="0.401cm" svg:height="0.578cm" svg:x="10.073cm" svg:y="2.096cm"><draw:text-box><text:p text:style-name="P17"><text:span text:style-name="T5">4</text:span></text:p></draw:text-box></draw:frame><draw:line draw:style-name="gr317" draw:text-style-name="P16" svg:x1="10.174cm" svg:y1="5.899cm" svg:x2="10.274cm" svg:y2="5.499cm"><text:p/></draw:line><draw:frame draw:style-name="gr318" draw:text-style-name="P24" svg:width="0.401cm" svg:height="0.578cm" svg:x="10.073cm" svg:y="5.096cm"><draw:text-box><text:p text:style-name="P17"><text:span text:style-name="T5">8</text:span></text:p></draw:text-box></draw:frame><draw:frame draw:style-name="gr319" draw:text-style-name="P26" svg:width="1.101cm" svg:height="0.902cm" svg:x="8.473cm" svg:y="2.295cm"><draw:text-box><text:p text:style-name="P25"><text:span text:style-name="T5">P4.0</text:span></text:p><text:p text:style-name="P25"><text:span text:style-name="T5">P4.3</text:span></text:p></draw:text-box></draw:frame><draw:frame draw:style-name="gr320" draw:text-style-name="P26" svg:width="0.9cm" svg:height="0.578cm" svg:x="8.674cm" svg:y="5.426cm"><draw:text-box><text:p text:style-name="P25"><text:span text:style-name="T5">P3</text:span></text:p></draw:text-box></draw:frame><draw:frame draw:style-name="gr321" draw:text-style-name="P26" svg:width="1.101cm" svg:height="0.578cm" svg:x="8.473cm" svg:y="6.426cm"><draw:text-box><text:p text:style-name="P25"><text:span text:style-name="T5">P2.4</text:span></text:p></draw:text-box></draw:frame><draw:polyline draw:style-name="gr322" draw:text-style-name="P16" svg:width="0.399cm" svg:height="0.099cm" svg:x="9.574cm" svg:y="6.5cm" svg:viewBox="0 0 400 100" draw:points="0,0 200,0 200,100 400,100"><text:p/></draw:polyline><draw:frame draw:style-name="gr323" draw:text-style-name="P28" svg:width="1.1cm" svg:height="0.578cm" svg:x="6.374cm" svg:y="1.828cm"><draw:text-box><text:p text:style-name="P27"><text:span text:style-name="T5">P1.0</text:span></text:p></draw:text-box></draw:frame><draw:frame draw:style-name="gr324" draw:text-style-name="P28" svg:width="1.086cm" svg:height="0.578cm" svg:x="6.374cm" svg:y="2.826cm"><draw:text-box><text:p text:style-name="P27"><text:span text:style-name="T5">P1.1</text:span></text:p></draw:text-box></draw:frame><draw:frame draw:style-name="gr325" draw:text-style-name="P28" svg:width="1.086cm" svg:height="0.578cm" svg:x="6.374cm" svg:y="3.826cm"><draw:text-box><text:p text:style-name="P27"><text:span text:style-name="T5">P1.2</text:span></text:p></draw:text-box></draw:frame><draw:frame draw:style-name="gr326" draw:text-style-name="P28" svg:width="1.086cm" svg:height="0.578cm" svg:x="6.374cm" svg:y="4.798cm"><draw:text-box><text:p text:style-name="P27"><text:span text:style-name="T5">P1.3</text:span></text:p></draw:text-box></draw:frame><draw:line draw:style-name="gr327" draw:text-style-name="P16" svg:x1="3.474cm" svg:y1="6.096cm" svg:x2="6.474cm" svg:y2="6.096cm"><text:p/></draw:line><draw:line draw:style-name="gr328" draw:text-style-name="P16" svg:x1="3.474cm" svg:y1="7.098cm" svg:x2="6.474cm" svg:y2="7.098cm"><text:p/></draw:line><draw:frame draw:style-name="gr329" draw:text-style-name="P28" svg:width="1.086cm" svg:height="0.578cm" svg:x="6.388cm" svg:y="5.797cm"><draw:text-box><text:p text:style-name="P27"><text:span text:style-name="T5">P2.0</text:span></text:p></draw:text-box></draw:frame><draw:frame draw:style-name="gr330" draw:text-style-name="P28" svg:width="1.086cm" svg:height="0.578cm" svg:x="6.388cm" svg:y="6.797cm"><draw:text-box><text:p text:style-name="P27"><text:span text:style-name="T5">P2.1</text:span></text:p></draw:text-box></draw:frame><draw:frame draw:style-name="gr331" draw:text-style-name="P20" svg:width="3.001cm" svg:height="0.736cm" svg:x="3.374cm" svg:y="1.697cm"><draw:text-box><text:p text:style-name="P19"><text:span text:style-name="T2">Taster – Verheriger Raum</text:span></text:p></draw:text-box></draw:frame><draw:frame draw:style-name="gr332" draw:text-style-name="P20" svg:width="3.001cm" svg:height="0.736cm" svg:x="3.374cm" svg:y="2.696cm"><draw:text-box><text:p text:style-name="P19"><text:span text:style-name="T2">Taster – Licht An/Aus</text:span></text:p></draw:text-box></draw:frame><draw:frame draw:style-name="gr333" draw:text-style-name="P20" svg:width="3.001cm" svg:height="0.743cm" svg:x="3.374cm" svg:y="3.719cm"><draw:text-box><text:p text:style-name="P19"><text:span text:style-name="T2">Taster – <text:s/>Weihnachts-beleuchtung An/Aus</text:span></text:p></draw:text-box></draw:frame><draw:frame draw:style-name="gr334" draw:text-style-name="P20" svg:width="3.001cm" svg:height="0.736cm" svg:x="3.374cm" svg:y="4.696cm"><draw:text-box><text:p text:style-name="P19"><text:span text:style-name="T2">Taster – Nächster Raum</text:span></text:p></draw:text-box></draw:frame><draw:frame draw:style-name="gr335" draw:text-style-name="P20" svg:width="3.001cm" svg:height="0.736cm" svg:x="3.374cm" svg:y="5.696cm"><draw:text-box><text:p text:style-name="P19"><text:span text:style-name="T2">Taster – Rolladen Auf</text:span></text:p></draw:text-box></draw:frame><draw:frame draw:style-name="gr336" draw:text-style-name="P20" svg:width="3.001cm" svg:height="0.736cm" svg:x="3.374cm" svg:y="6.696cm"><draw:text-box><text:p text:style-name="P19"><text:span text:style-name="T2">Taster – Rolladen Zu</text:span></text:p></draw:text-box></draw:frame><draw:line draw:style-name="gr337" draw:text-style-name="P16" svg:x1="9.474cm" svg:y1="3.9cm" svg:x2="11.474cm" svg:y2="3.9cm"><text:p/></draw:line><draw:line draw:style-name="gr338" draw:text-style-name="P16" svg:x1="10.174cm" svg:y1="4.098cm" svg:x2="10.274cm" svg:y2="3.698cm"><text:p/></draw:line><draw:frame draw:style-name="gr339" draw:text-style-name="P24" svg:width="0.401cm" svg:height="0.578cm" svg:x="10.073cm" svg:y="3.295cm"><draw:text-box><text:p text:style-name="P17"><text:span text:style-name="T5">8</text:span></text:p></draw:text-box></draw:frame><draw:frame draw:style-name="gr340" draw:text-style-name="P26" svg:width="0.9cm" svg:height="0.578cm" svg:x="8.674cm" svg:y="3.627cm"><draw:text-box><text:p text:style-name="P25"><text:span text:style-name="T5">P1</text:span></text:p></draw:text-box></draw:frame><draw:frame draw:style-name="gr341" draw:text-style-name="P23" svg:width="1.2cm" svg:height="0.578cm" svg:x="11.274cm" svg:y="3.595cm"><draw:text-box><text:p text:style-name="P19"><text:span text:style-name="T5">LEDs</text:span></text:p></draw:text-box></draw:frame></draw:g></text:h>
      <text:h text:style-name="P5" text:outline-level="2">Teilprojekte</text:h>
      <text:h text:style-name="Heading_20_3" text:outline-level="3"><text:bookmark text:name="user-content-lichtsteuerung"/>Lichtsteuerung</text:h>
      <text:p text:style-name="Text_20_body">Mit einer Taste kann man das Licht in dem ausgewählten Raum an und aus schalten. Es gibt 8 Räume, dargestellt mit 8 LEDs. </text:p>
      <text:h text:style-name="Heading_20_3" text:outline-level="3"><text:bookmark text:name="user-content-rolladensteuerung"/>Rollladensteuerung</text:h>
      <text:p text:style-name="Text_20_body">Mit zwei Tastern kann gesteuert werden ob der Rollladen hoch oder herunter gefahren werden soll. Bei einem kurzen Antippen wird der Rollladen komplett herauf oder herunter gefahren. Sollte der Taster gedrückt gehalten werden bewegt sich der Rollladen nur so lange bis der Taster wieder los gelassen wird. </text:p>
      <text:h text:style-name="Heading_20_3" text:outline-level="3">Weihnachtsbeleuchtung</text:h>
      <text:p text:style-name="Text_20_body">Mit einem Taster kann die Weihnachtsbeleuchtung ein- oder ausgeschaltet werden. Wenn die Weihnachtsbeleuchtung eingeschaltet ist, so wird eine Animation an den LEDs abgespielt.</text:p>
      <text:h text:style-name="P5" text:outline-level="2">Zustandstabellen</text:h>
      <table:table table:name="Tabelle6" table:style-name="Tabelle6">
        <table:table-column table:style-name="Tabelle6.A"/>
        <table:table-column table:style-name="Tabelle6.B"/>
        <table:table-row>
          <table:table-cell table:style-name="Tabelle6.A1" table:number-columns-spanned="2" office:value-type="string">
            <text:p text:style-name="P7">Zustandsfolge des Schrittmotors</text:p>
          </table:table-cell>
          <table:covered-table-cell/>
        </table:table-row>
        <table:table-row>
          <table:table-cell table:style-name="Tabelle6.A2" office:value-type="string">
            <text:p text:style-name="P10">Zustand 1</text:p>
          </table:table-cell>
          <table:table-cell table:style-name="Tabelle6.B2" office:value-type="string">
            <text:p text:style-name="P9">0b00000001</text:p>
          </table:table-cell>
        </table:table-row>
        <table:table-row>
          <table:table-cell table:style-name="Tabelle6.A2" office:value-type="string">
            <text:p text:style-name="P10">Zustand 2</text:p>
          </table:table-cell>
          <table:table-cell table:style-name="Tabelle6.B2" office:value-type="string">
            <text:p text:style-name="P9">0b00000011</text:p>
          </table:table-cell>
        </table:table-row>
        <table:table-row>
          <table:table-cell table:style-name="Tabelle6.A2" office:value-type="string">
            <text:p text:style-name="P10">Zustand 3</text:p>
          </table:table-cell>
          <table:table-cell table:style-name="Tabelle6.B2" office:value-type="string">
            <text:p text:style-name="P9">0b00000010</text:p>
          </table:table-cell>
        </table:table-row>
        <table:table-row>
          <table:table-cell table:style-name="Tabelle6.A2" office:value-type="string">
            <text:p text:style-name="P10">Zustand 4</text:p>
          </table:table-cell>
          <table:table-cell table:style-name="Tabelle6.B2" office:value-type="string">
            <text:p text:style-name="P9">0b00000110</text:p>
          </table:table-cell>
        </table:table-row>
        <table:table-row>
          <table:table-cell table:style-name="Tabelle6.A2" office:value-type="string">
            <text:p text:style-name="P10">Zustand 5</text:p>
          </table:table-cell>
          <table:table-cell table:style-name="Tabelle6.B2" office:value-type="string">
            <text:p text:style-name="P9">0b00000100</text:p>
          </table:table-cell>
        </table:table-row>
        <table:table-row>
          <table:table-cell table:style-name="Tabelle6.A2" office:value-type="string">
            <text:p text:style-name="P10">Zustand 6</text:p>
          </table:table-cell>
          <table:table-cell table:style-name="Tabelle6.B2" office:value-type="string">
            <text:p text:style-name="P9">0b00001100</text:p>
          </table:table-cell>
        </table:table-row>
        <table:table-row>
          <table:table-cell table:style-name="Tabelle6.A2" office:value-type="string">
            <text:p text:style-name="P10">Zustand 7</text:p>
          </table:table-cell>
          <table:table-cell table:style-name="Tabelle6.B2" office:value-type="string">
            <text:p text:style-name="P9">0b00001000</text:p>
          </table:table-cell>
        </table:table-row>
        <table:table-row>
          <table:table-cell table:style-name="Tabelle6.A9" office:value-type="string">
            <text:p text:style-name="P10">Zustand 8</text:p>
          </table:table-cell>
          <table:table-cell table:style-name="Tabelle6.B9" office:value-type="string">
            <text:p text:style-name="P9">0b00001001</text:p>
          </table:table-cell>
        </table:table-row>
      </table:table>
      <text:p text:style-name="Standard"/>
      <text:p text:style-name="Standard">Die Zustandsfolge bezieht sich auf das drehen im Uhrzeigersinn. Um den Motor in der entgegengesetzten Richtung zu bewegen muss die Zustandsfolge rückwärts verwendet werden.</text:p>
      <text:p text:style-name="Standard"/>
      <text:p text:style-name="Standard"/>
      <table:table table:name="Tabelle8" table:style-name="Tabelle8">
        <table:table-column table:style-name="Tabelle8.A"/>
        <table:table-column table:style-name="Tabelle8.B"/>
        <table:table-row>
          <table:table-cell table:style-name="Tabelle8.A1" table:number-columns-spanned="2" office:value-type="string">
            <text:p text:style-name="P7">Zustandsfolge der Weihnachtsbeleuchtung</text:p>
          </table:table-cell>
          <table:covered-table-cell/>
        </table:table-row>
        <table:table-row>
          <table:table-cell table:style-name="Tabelle8.A2" office:value-type="string">
            <text:p text:style-name="P10">Zustand 1</text:p>
          </table:table-cell>
          <table:table-cell table:style-name="Tabelle8.B2" office:value-type="string">
            <text:p text:style-name="P9">0b10101010</text:p>
          </table:table-cell>
        </table:table-row>
        <table:table-row>
          <table:table-cell table:style-name="Tabelle8.A2" office:value-type="string">
            <text:p text:style-name="P10">Zustand 2</text:p>
          </table:table-cell>
          <table:table-cell table:style-name="Tabelle8.B2" office:value-type="string">
            <text:p text:style-name="P9">0b00000000</text:p>
          </table:table-cell>
        </table:table-row>
        <table:table-row>
          <table:table-cell table:style-name="Tabelle8.A2" office:value-type="string">
            <text:p text:style-name="P10">Zustand 3</text:p>
          </table:table-cell>
          <table:table-cell table:style-name="Tabelle8.B2" office:value-type="string">
            <text:p text:style-name="P9">0b01010101</text:p>
          </table:table-cell>
        </table:table-row>
        <table:table-row>
          <table:table-cell table:style-name="Tabelle8.A5" office:value-type="string">
            <text:p text:style-name="P10">Zustand 4</text:p>
          </table:table-cell>
          <table:table-cell table:style-name="Tabelle8.B5" office:value-type="string">
            <text:p text:style-name="P9">0b00000000</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table:number-columns-spanned="2" office:value-type="string">
            <text:p text:style-name="P7">Zustände der 7-Segment-Anzeige</text:p>
          </table:table-cell>
          <table:covered-table-cell/>
        </table:table-row>
        <table:table-row>
          <table:table-cell table:style-name="Tabelle7.A2" office:value-type="string">
            <text:p text:style-name="Table_20_Contents">Zahl 1</text:p>
          </table:table-cell>
          <table:table-cell table:style-name="Tabelle7.B2" office:value-type="string">
            <text:p text:style-name="P9">0b00000110</text:p>
          </table:table-cell>
        </table:table-row>
        <table:table-row>
          <table:table-cell table:style-name="Tabelle7.A2" office:value-type="string">
            <text:p text:style-name="Table_20_Contents">Zahl 2</text:p>
          </table:table-cell>
          <table:table-cell table:style-name="Tabelle7.B2" office:value-type="string">
            <text:p text:style-name="P9">0b01011011</text:p>
          </table:table-cell>
        </table:table-row>
        <table:table-row>
          <table:table-cell table:style-name="Tabelle7.A2" office:value-type="string">
            <text:p text:style-name="Table_20_Contents">Zahl 3</text:p>
          </table:table-cell>
          <table:table-cell table:style-name="Tabelle7.B2" office:value-type="string">
            <text:p text:style-name="P9">0b01001111</text:p>
          </table:table-cell>
        </table:table-row>
        <table:table-row>
          <table:table-cell table:style-name="Tabelle7.A2" office:value-type="string">
            <text:p text:style-name="Table_20_Contents">Zahl 4</text:p>
          </table:table-cell>
          <table:table-cell table:style-name="Tabelle7.B2" office:value-type="string">
            <text:p text:style-name="P9">0b01100110</text:p>
          </table:table-cell>
        </table:table-row>
        <table:table-row>
          <table:table-cell table:style-name="Tabelle7.A2" office:value-type="string">
            <text:p text:style-name="Table_20_Contents">Zahl 5</text:p>
          </table:table-cell>
          <table:table-cell table:style-name="Tabelle7.B2" office:value-type="string">
            <text:p text:style-name="P9">0b01101101</text:p>
          </table:table-cell>
        </table:table-row>
        <table:table-row>
          <table:table-cell table:style-name="Tabelle7.A2" office:value-type="string">
            <text:p text:style-name="Table_20_Contents">Zahl 6</text:p>
          </table:table-cell>
          <table:table-cell table:style-name="Tabelle7.B2" office:value-type="string">
            <text:p text:style-name="P9">0b01111101</text:p>
          </table:table-cell>
        </table:table-row>
        <table:table-row>
          <table:table-cell table:style-name="Tabelle7.A2" office:value-type="string">
            <text:p text:style-name="Table_20_Contents">Zahl 7</text:p>
          </table:table-cell>
          <table:table-cell table:style-name="Tabelle7.B2" office:value-type="string">
            <text:p text:style-name="P9">0b00000111</text:p>
          </table:table-cell>
        </table:table-row>
        <table:table-row>
          <table:table-cell table:style-name="Tabelle7.A9" office:value-type="string">
            <text:p text:style-name="Table_20_Contents">Zahl 8</text:p>
          </table:table-cell>
          <table:table-cell table:style-name="Tabelle7.B9" office:value-type="string">
            <text:p text:style-name="P9">0b01111111</text:p>
          </table:table-cell>
        </table:table-row>
      </table:table>
      <text:h text:style-name="P5" text:outline-level="2">Bedienungsanleitung</text:h>
      <text:p text:style-name="Text_20_body">Zunächst muss der Motor für den Rollladen mit Port 4 des Mikrocontrollers verbunden werden. Dies sollte gemäß der Abbildung geschehen.</text:p>
      <text:p text:style-name="Text_20_body"><draw:g text:anchor-type="paragraph" draw:z-index="1" draw:style-name="gr1"><draw:rect draw:style-name="gr82" draw:text-style-name="P16" svg:width="4.001cm" svg:height="2.601cm" svg:x="4.598cm" svg:y="0.956cm"><text:p/></draw:rect><draw:rect draw:style-name="gr83" draw:text-style-name="P16" svg:width="4cm" svg:height="2.601cm" svg:x="0cm" svg:y="0.956cm"><text:p/></draw:rect><draw:circle draw:style-name="gr84" draw:text-style-name="P16" svg:width="0.301cm" svg:height="0.301cm" svg:x="2.999cm" svg:y="2.357cm"><text:p/></draw:circle><draw:circle draw:style-name="gr85" draw:text-style-name="P16" svg:width="0.301cm" svg:height="0.301cm" svg:x="1.199cm" svg:y="1.656cm"><text:p/></draw:circle><draw:circle draw:style-name="gr86" draw:text-style-name="P16" svg:width="0.301cm" svg:height="0.301cm" svg:x="1.799cm" svg:y="1.656cm"><text:p/></draw:circle><draw:circle draw:style-name="gr87" draw:text-style-name="P16" svg:width="0.301cm" svg:height="0.301cm" svg:x="2.399cm" svg:y="1.656cm"><text:p/></draw:circle><draw:circle draw:style-name="gr88" draw:text-style-name="P16" svg:width="0.301cm" svg:height="0.301cm" svg:x="2.999cm" svg:y="1.656cm"><text:p/></draw:circle><draw:circle draw:style-name="gr89" draw:text-style-name="P16" svg:width="0.301cm" svg:height="0.301cm" svg:x="1.199cm" svg:y="2.357cm"><text:p/></draw:circle><draw:circle draw:style-name="gr90" draw:text-style-name="P16" svg:width="0.301cm" svg:height="0.301cm" svg:x="1.799cm" svg:y="2.357cm"><text:p/></draw:circle><draw:circle draw:style-name="gr91" draw:text-style-name="P16" svg:width="0.301cm" svg:height="0.301cm" svg:x="2.399cm" svg:y="2.357cm"><text:p/></draw:circle><draw:circle draw:style-name="gr92" draw:text-style-name="P16" svg:width="0.301cm" svg:height="0.301cm" svg:x="6.2cm" svg:y="1.256cm"><text:p/></draw:circle><draw:circle draw:style-name="gr93" draw:text-style-name="P16" svg:width="0.301cm" svg:height="0.301cm" svg:x="6.8cm" svg:y="1.256cm"><text:p/></draw:circle><draw:circle draw:style-name="gr94" draw:text-style-name="P16" svg:width="0.301cm" svg:height="0.301cm" svg:x="7.4cm" svg:y="1.256cm"><text:p/></draw:circle><draw:circle draw:style-name="gr95" draw:text-style-name="P16" svg:width="0.301cm" svg:height="0.301cm" svg:x="7.999cm" svg:y="1.256cm"><text:p/></draw:circle><draw:circle draw:style-name="gr96" draw:text-style-name="P16" svg:width="0.301cm" svg:height="0.301cm" draw:transform="rotate (-1.57079632679579) translate (5.19994444444444cm 1.25588888888889cm)"><text:p/></draw:circle><draw:circle draw:style-name="gr97" draw:text-style-name="P16" svg:width="0.301cm" svg:height="0.301cm" draw:transform="rotate (-1.57079632679579) translate (5.19994444444444cm 1.85561111111111cm)"><text:p/></draw:circle><draw:circle draw:style-name="gr98" draw:text-style-name="P16" svg:width="0.301cm" svg:height="0.301cm" draw:transform="rotate (-1.57079632679579) translate (5.19994444444444cm 2.45709722222222cm)"><text:p/></draw:circle><draw:circle draw:style-name="gr99" draw:text-style-name="P16" svg:width="0.301cm" svg:height="0.301cm" draw:transform="rotate (-1.57079632679579) translate (5.19994444444444cm 3.05681944444444cm)"><text:p/></draw:circle><draw:polyline draw:style-name="gr100" draw:text-style-name="P16" svg:width="3.099cm" svg:height="1.399cm" svg:x="0.399cm" svg:y="1.556cm" svg:viewBox="0 0 3100 1400" draw:points="1200,0 100,0 0,0 0,1400 3100,1400 3100,0 1900,0"><text:p/></draw:polyline><draw:frame draw:style-name="gr101" draw:text-style-name="P20" svg:width="1.101cm" svg:height="0.498cm" svg:x="1.998cm" svg:y="1.863cm"><draw:text-box><text:p text:style-name="P19"><text:span text:style-name="T2">P4.0</text:span></text:p></draw:text-box></draw:frame><draw:frame draw:style-name="gr102" draw:text-style-name="P20" svg:width="1.1cm" svg:height="0.498cm" svg:x="2.6cm" svg:y="1.863cm"><draw:text-box><text:p text:style-name="P19"><text:span text:style-name="T2">GND</text:span></text:p></draw:text-box></draw:frame><draw:frame draw:style-name="gr103" draw:text-style-name="P20" svg:width="1.1cm" svg:height="0.498cm" svg:x="2.6cm" svg:y="2.556cm"><draw:text-box><text:p text:style-name="P19"><text:span text:style-name="T2">+5V</text:span></text:p></draw:text-box></draw:frame><draw:frame draw:style-name="gr104" draw:text-style-name="P20" svg:width="1.101cm" svg:height="0.498cm" svg:x="1.998cm" svg:y="2.563cm"><draw:text-box><text:p text:style-name="P19"><text:span text:style-name="T2">P4.1</text:span></text:p></draw:text-box></draw:frame><draw:frame draw:style-name="gr105" draw:text-style-name="P20" svg:width="1.101cm" svg:height="0.498cm" svg:x="1.399cm" svg:y="1.856cm"><draw:text-box><text:p text:style-name="P19"><text:span text:style-name="T2">P4.2</text:span></text:p></draw:text-box></draw:frame><draw:frame draw:style-name="gr106" draw:text-style-name="P20" svg:width="1.101cm" svg:height="0.498cm" svg:x="1.399cm" svg:y="2.563cm"><draw:text-box><text:p text:style-name="P19"><text:span text:style-name="T2">P4.3</text:span></text:p></draw:text-box></draw:frame><draw:frame draw:style-name="gr107" draw:text-style-name="P20" svg:width="1.1cm" svg:height="0.498cm" svg:x="4.5cm" svg:y="2.064cm"><draw:text-box><text:p text:style-name="P19"><text:span text:style-name="T2">GND</text:span></text:p></draw:text-box></draw:frame><draw:frame draw:style-name="gr108" draw:text-style-name="P20" svg:width="1.1cm" svg:height="0.498cm" svg:x="4.5cm" svg:y="1.464cm"><draw:text-box><text:p text:style-name="P19"><text:span text:style-name="T2">+5V</text:span></text:p></draw:text-box></draw:frame><draw:frame draw:style-name="gr109" draw:text-style-name="P20" svg:width="1.101cm" svg:height="0.498cm" svg:x="7.599cm" svg:y="1.464cm"><draw:text-box><text:p text:style-name="P19"><text:span text:style-name="T2">1</text:span></text:p></draw:text-box></draw:frame><draw:frame draw:style-name="gr110" draw:text-style-name="P20" svg:width="1.101cm" svg:height="0.498cm" svg:x="6.999cm" svg:y="1.457cm"><draw:text-box><text:p text:style-name="P19"><text:span text:style-name="T2">2</text:span></text:p></draw:text-box></draw:frame><draw:frame draw:style-name="gr111" draw:text-style-name="P20" svg:width="1.101cm" svg:height="0.498cm" svg:x="6.399cm" svg:y="1.457cm"><draw:text-box><text:p text:style-name="P19"><text:span text:style-name="T2">3</text:span></text:p></draw:text-box></draw:frame><draw:frame draw:style-name="gr112" draw:text-style-name="P20" svg:width="1.1cm" svg:height="0.498cm" svg:x="5.8cm" svg:y="1.457cm"><draw:text-box><text:p text:style-name="P19"><text:span text:style-name="T2">4</text:span></text:p></draw:text-box></draw:frame><draw:ellipse draw:style-name="gr113" draw:text-style-name="P16" svg:width="1.1cm" svg:height="1.101cm" svg:x="6.5cm" svg:y="2.156cm"><text:p/></draw:ellipse><draw:custom-shape draw:style-name="gr114" draw:text-style-name="P16" svg:width="0.5cm" svg:height="0.5cm" svg:x="6.8cm" svg:y="2.4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5" draw:text-style-name="P16" svg:width="0.5cm" svg:height="0.8cm" draw:transform="rotate (-1.57079632679579) translate (7.89869444444445cm 2.4570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ircle draw:style-name="gr116" draw:text-style-name="P16" svg:width="0.301cm" svg:height="0.301cm" svg:x="0.6cm" svg:y="1.656cm"><text:p/></draw:circle><draw:circle draw:style-name="gr117" draw:text-style-name="P16" svg:width="0.301cm" svg:height="0.301cm" svg:x="0.6cm" svg:y="2.357cm"><text:p/></draw:circle><draw:line draw:style-name="gr118" draw:text-style-name="P16" svg:x1="1.899cm" svg:y1="2.456cm" svg:x2="1.899cm" svg:y2="0.456cm"><text:p/></draw:line><draw:line draw:style-name="gr119" draw:text-style-name="P16" svg:x1="1.999cm" svg:y1="1.756cm" svg:x2="1.999cm" svg:y2="0.556cm"><text:p/></draw:line><draw:line draw:style-name="gr120" draw:text-style-name="P16" svg:x1="2.499cm" svg:y1="2.456cm" svg:x2="2.499cm" svg:y2="0.656cm"><text:p/></draw:line><draw:line draw:style-name="gr121" draw:text-style-name="P16" svg:x1="2.599cm" svg:y1="1.756cm" svg:x2="2.599cm" svg:y2="0.756cm"><text:p/></draw:line><draw:line draw:style-name="gr122" draw:text-style-name="P16" svg:x1="2.599cm" svg:y1="0.756cm" svg:x2="8.099cm" svg:y2="0.756cm"><text:p/></draw:line><draw:line draw:style-name="gr123" draw:text-style-name="P16" svg:x1="2.499cm" svg:y1="0.656cm" svg:x2="7.499cm" svg:y2="0.656cm"><text:p/></draw:line><draw:line draw:style-name="gr124" draw:text-style-name="P16" svg:x1="1.999cm" svg:y1="0.556cm" svg:x2="6.899cm" svg:y2="0.556cm"><text:p/></draw:line><draw:line draw:style-name="gr125" draw:text-style-name="P16" svg:x1="1.899cm" svg:y1="0.456cm" svg:x2="6.299cm" svg:y2="0.456cm"><text:p/></draw:line><draw:line draw:style-name="gr126" draw:text-style-name="P16" svg:x1="7.499cm" svg:y1="1.456cm" svg:x2="7.499cm" svg:y2="0.656cm"><text:p/></draw:line><draw:line draw:style-name="gr127" draw:text-style-name="P16" svg:x1="6.899cm" svg:y1="1.356cm" svg:x2="6.899cm" svg:y2="0.556cm"><text:p/></draw:line><draw:line draw:style-name="gr128" draw:text-style-name="P16" svg:x1="6.299cm" svg:y1="1.356cm" svg:x2="6.299cm" svg:y2="0.456cm"><text:p/></draw:line><draw:line draw:style-name="gr129" draw:text-style-name="P16" svg:x1="8.099cm" svg:y1="1.456cm" svg:x2="8.099cm" svg:y2="0.756cm"><text:p/></draw:line></draw:g></text:p>
      <text:p text:style-name="Text_20_body"/>
      <text:p text:style-name="Text_20_body"/>
      <text:p text:style-name="Text_20_body"/>
      <text:p text:style-name="Text_20_body"/>
      <text:p text:style-name="Text_20_body">Optional können die Ports für die Ausgabe und Eingabe verändert werden. Die Standardbelegung wird hier aufgeführt:</text:p>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7">Standardbelegung der Ports</text:p>
          </table:table-cell>
          <table:covered-table-cell/>
          <table:covered-table-cell/>
        </table:table-row>
        <table:table-row>
          <table:table-cell table:style-name="Tabelle2.A2" office:value-type="string">
            <text:p text:style-name="Table_20_Contents">Taster – Vorheriger Raum</text:p>
          </table:table-cell>
          <table:table-cell table:style-name="Tabelle2.B2" office:value-type="string">
            <text:p text:style-name="Table_20_Contents">Port 0.0</text:p>
          </table:table-cell>
          <table:table-cell table:style-name="Tabelle2.C2" office:value-type="string">
            <text:p text:style-name="Table_20_Contents">0x80</text:p>
          </table:table-cell>
        </table:table-row>
        <table:table-row>
          <table:table-cell table:style-name="Tabelle2.A2" office:value-type="string">
            <text:p text:style-name="Table_20_Contents">Taster – Licht An/Aus</text:p>
          </table:table-cell>
          <table:table-cell table:style-name="Tabelle2.B2" office:value-type="string">
            <text:p text:style-name="Table_20_Contents">Port 0.1</text:p>
          </table:table-cell>
          <table:table-cell table:style-name="Tabelle2.C2" office:value-type="string">
            <text:p text:style-name="Table_20_Contents">0x81</text:p>
          </table:table-cell>
        </table:table-row>
        <table:table-row>
          <table:table-cell table:style-name="Tabelle2.A2" office:value-type="string">
            <text:p text:style-name="Table_20_Contents">Taster – Weihnachtsbeleuchtung</text:p>
          </table:table-cell>
          <table:table-cell table:style-name="Tabelle2.B2" office:value-type="string">
            <text:p text:style-name="Table_20_Contents">Port 0.2</text:p>
          </table:table-cell>
          <table:table-cell table:style-name="Tabelle2.C2" office:value-type="string">
            <text:p text:style-name="Table_20_Contents">0x82</text:p>
          </table:table-cell>
        </table:table-row>
        <table:table-row>
          <table:table-cell table:style-name="Tabelle2.A2" office:value-type="string">
            <text:p text:style-name="Table_20_Contents">Taster – Nächster Raum</text:p>
          </table:table-cell>
          <table:table-cell table:style-name="Tabelle2.B2" office:value-type="string">
            <text:p text:style-name="Table_20_Contents">Port 0.3</text:p>
          </table:table-cell>
          <table:table-cell table:style-name="Tabelle2.C2" office:value-type="string">
            <text:p text:style-name="Table_20_Contents">0x83</text:p>
          </table:table-cell>
        </table:table-row>
        <table:table-row>
          <table:table-cell table:style-name="Tabelle2.A2" office:value-type="string">
            <text:p text:style-name="Table_20_Contents">Taster – Rollladen Auf</text:p>
          </table:table-cell>
          <table:table-cell table:style-name="Tabelle2.B2" office:value-type="string">
            <text:p text:style-name="Table_20_Contents">Port 2.0</text:p>
          </table:table-cell>
          <table:table-cell table:style-name="Tabelle2.C2" office:value-type="string">
            <text:p text:style-name="Table_20_Contents">0xA0</text:p>
          </table:table-cell>
        </table:table-row>
        <table:table-row>
          <table:table-cell table:style-name="Tabelle2.A2" office:value-type="string">
            <text:p text:style-name="Table_20_Contents">Taster – Rollladen Zu</text:p>
          </table:table-cell>
          <table:table-cell table:style-name="Tabelle2.B2" office:value-type="string">
            <text:p text:style-name="Table_20_Contents">Port 2.1</text:p>
          </table:table-cell>
          <table:table-cell table:style-name="Tabelle2.C2" office:value-type="string">
            <text:p text:style-name="Table_20_Contents">0xA1</text:p>
          </table:table-cell>
        </table:table-row>
        <table:table-row>
          <table:table-cell table:style-name="Tabelle2.A2" office:value-type="string">
            <text:p text:style-name="Table_20_Contents">Raumbeleuchtung</text:p>
          </table:table-cell>
          <table:table-cell table:style-name="Tabelle2.B2" office:value-type="string">
            <text:p text:style-name="Table_20_Contents">Port 1</text:p>
          </table:table-cell>
          <table:table-cell table:style-name="Tabelle2.C2" office:value-type="string">
            <text:p text:style-name="Table_20_Contents">0x90</text:p>
          </table:table-cell>
        </table:table-row>
        <table:table-row>
          <table:table-cell table:style-name="Tabelle2.A2" office:value-type="string">
            <text:p text:style-name="Table_20_Contents">Sieben-Segment-Anzeige</text:p>
          </table:table-cell>
          <table:table-cell table:style-name="Tabelle2.B2" office:value-type="string">
            <text:p text:style-name="Table_20_Contents">Port 3</text:p>
          </table:table-cell>
          <table:table-cell table:style-name="Tabelle2.C2" office:value-type="string">
            <text:p text:style-name="Table_20_Contents">0xB0</text:p>
          </table:table-cell>
        </table:table-row>
        <table:table-row>
          <table:table-cell table:style-name="Tabelle2.A10" office:value-type="string">
            <text:p text:style-name="Table_20_Contents">Rollladenmotor</text:p>
          </table:table-cell>
          <table:table-cell table:style-name="Tabelle2.B10" office:value-type="string">
            <text:p text:style-name="Table_20_Contents">Port 4</text:p>
          </table:table-cell>
          <table:table-cell table:style-name="Tabelle2.C10" office:value-type="string">
            <text:p text:style-name="Table_20_Contents">0xC7</text:p>
          </table:table-cell>
        </table:table-row>
      </table:table>
      <text:p text:style-name="Text_20_body"/>
      <text:p text:style-name="Text_20_body"><draw:g text:anchor-type="paragraph" draw:z-index="0" draw:style-name="gr1"><draw:custom-shape draw:style-name="gr2" draw:text-style-name="P16" svg:width="8cm" svg:height="5cm" svg:x="0.002cm" svg:y="-0.215cm"><text:p/><draw:enhanced-geometry svg:viewBox="0 0 21600 21600" draw:mirror-horizontal="false" draw:mirror-vertical="false"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4" draw:text-style-name="P16" svg:width="1.001cm" svg:height="1.301cm" svg:x="5.301cm" svg:y="2.784cm"><text:p/></draw:rect><draw:custom-shape draw:style-name="gr5" draw:text-style-name="P16" svg:width="0.2cm" svg:height="0.101cm" svg:x="5.701cm" svg:y="2.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6" draw:text-style-name="P16" svg:width="0.2cm" svg:height="0.1cm" svg:x="5.47cm" svg:y="2.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7" draw:text-style-name="P16" svg:width="0.2cm" svg:height="0.1cm" svg:x="5.701cm" svg:y="3.385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 draw:text-style-name="P16" svg:width="0.2cm" svg:height="0.101cm" svg:x="5.47cm" svg:y="3.385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 draw:text-style-name="P16" svg:width="0.202cm" svg:height="0.101cm" draw:transform="rotate (-1.57079632679579) translate (6.00075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 draw:text-style-name="P16" svg:width="0.2cm" svg:height="0.101cm" draw:transform="rotate (1.5707963267946) translate (5.86769444444444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 draw:text-style-name="P16" svg:width="0.202cm" svg:height="0.1cm" draw:transform="rotate (-1.57079632679579) translate (5.50156944444445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2" draw:text-style-name="P16" svg:width="0.2cm" svg:height="0.101cm" draw:transform="rotate (1.5707963267946) translate (5.36927777777778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 draw:text-style-name="P16" svg:width="0.2cm" svg:height="0.101cm" svg:x="5.701cm" svg:y="3.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 draw:text-style-name="P16" svg:width="0.2cm" svg:height="0.1cm" svg:x="5.47cm" svg:y="3.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 draw:text-style-name="P16" svg:width="0.2cm" svg:height="0.101cm" draw:transform="rotate (-1.57079632679579) translate (6.00075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6" draw:text-style-name="P16" svg:width="0.202cm" svg:height="0.101cm" draw:transform="rotate (1.5707963267946) translate (5.86769444444444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7" draw:text-style-name="P16" svg:width="0.2cm" svg:height="0.1cm" draw:transform="rotate (-1.57079632679579) translate (5.50156944444445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8" draw:text-style-name="P16" svg:width="0.202cm" svg:height="0.101cm" draw:transform="rotate (1.5707963267946) translate (5.36927777777778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19" draw:text-style-name="P16" svg:width="0.101cm" svg:height="0.101cm" svg:x="6.102cm" svg:y="3.884cm"><text:p/></draw:circle></draw:g><draw:g draw:style-name="gr3"><draw:rect draw:style-name="gr20" draw:text-style-name="P16" svg:width="1.001cm" svg:height="1.301cm" svg:x="6.502cm" svg:y="2.784cm"><text:p/></draw:rect><draw:custom-shape draw:style-name="gr21" draw:text-style-name="P16" svg:width="0.202cm" svg:height="0.101cm" svg:x="6.901cm" svg:y="2.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 draw:text-style-name="P16" svg:width="0.2cm" svg:height="0.1cm" svg:x="6.669cm" svg:y="2.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 draw:text-style-name="P16" svg:width="0.202cm" svg:height="0.1cm" svg:x="6.901cm" svg:y="3.385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4" draw:text-style-name="P16" svg:width="0.2cm" svg:height="0.101cm" svg:x="6.669cm" svg:y="3.385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5" draw:text-style-name="P16" svg:width="0.202cm" svg:height="0.1cm" draw:transform="rotate (-1.57079632679579) translate (7.20195833333333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6" draw:text-style-name="P16" svg:width="0.2cm" svg:height="0.101cm" draw:transform="rotate (1.5707963267946) translate (7.06790277777778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7" draw:text-style-name="P16" svg:width="0.202cm" svg:height="0.101cm" draw:transform="rotate (-1.57079632679579) translate (6.70277777777778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8" draw:text-style-name="P16" svg:width="0.2cm" svg:height="0.101cm" draw:transform="rotate (1.5707963267946) translate (6.56972222222222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9" draw:text-style-name="P16" svg:width="0.202cm" svg:height="0.101cm" svg:x="6.901cm" svg:y="3.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 draw:text-style-name="P16" svg:width="0.2cm" svg:height="0.1cm" svg:x="6.669cm" svg:y="3.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 draw:text-style-name="P16" svg:width="0.2cm" svg:height="0.1cm" draw:transform="rotate (-1.57079632679579) translate (7.20195833333333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2" draw:text-style-name="P16" svg:width="0.202cm" svg:height="0.101cm" draw:transform="rotate (1.5707963267946) translate (7.06790277777778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3" draw:text-style-name="P16" svg:width="0.2cm" svg:height="0.101cm" draw:transform="rotate (-1.57079632679579) translate (6.70277777777778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4" draw:text-style-name="P16" svg:width="0.202cm" svg:height="0.101cm" draw:transform="rotate (1.5707963267946) translate (6.56972222222222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35" draw:text-style-name="P16" svg:width="0.101cm" svg:height="0.101cm" svg:x="7.301cm" svg:y="3.884cm"><text:p/></draw:circle></draw:g><draw:g draw:style-name="gr3"><draw:rect draw:style-name="gr36" draw:text-style-name="P16" svg:width="0.5cm" svg:height="0.502cm" svg:x="0.501cm" svg:y="0.783cm"><text:p/></draw:rect><draw:circle draw:style-name="gr37" draw:text-style-name="P16" svg:width="0.301cm" svg:height="0.301cm" svg:x="0.602cm" svg:y="0.884cm"><text:p/></draw:circle></draw:g><draw:g draw:style-name="gr3"><draw:rect draw:style-name="gr38" draw:text-style-name="P16" svg:width="0.5cm" svg:height="0.502cm" svg:x="0.501cm" svg:y="1.584cm"><text:p/></draw:rect><draw:circle draw:style-name="gr39" draw:text-style-name="P16" svg:width="0.301cm" svg:height="0.301cm" svg:x="0.602cm" svg:y="1.685cm"><text:p/></draw:circle></draw:g><draw:g draw:style-name="gr3"><draw:rect draw:style-name="gr40" draw:text-style-name="P16" svg:width="0.502cm" svg:height="0.502cm" svg:x="1.401cm" svg:y="1.184cm"><text:p/></draw:rect><draw:circle draw:style-name="gr41" draw:text-style-name="P16" svg:width="0.301cm" svg:height="0.301cm" svg:x="1.501cm" svg:y="1.284cm"><text:p/></draw:circle></draw:g><draw:g draw:style-name="gr3"><draw:circle draw:style-name="gr42" draw:text-style-name="P16" svg:width="0.301cm" svg:height="0.301cm" svg:x="6.502cm" svg:y="0.284cm"><text:p/></draw:circle><draw:circle draw:style-name="gr43" draw:text-style-name="P16" svg:width="0.301cm" svg:height="0.301cm" svg:x="6.001cm" svg:y="0.284cm"><text:p/></draw:circle><draw:circle draw:style-name="gr44" draw:text-style-name="P16" svg:width="0.301cm" svg:height="0.301cm" svg:x="5.502cm" svg:y="0.284cm"><text:p/></draw:circle><draw:circle draw:style-name="gr45" draw:text-style-name="P16" svg:width="0.301cm" svg:height="0.301cm" svg:x="5.001cm" svg:y="0.284cm"><text:p/></draw:circle><draw:circle draw:style-name="gr46" draw:text-style-name="P16" svg:width="0.301cm" svg:height="0.301cm" svg:x="4.502cm" svg:y="0.284cm"><text:p/></draw:circle><draw:circle draw:style-name="gr47" draw:text-style-name="P16" svg:width="0.301cm" svg:height="0.301cm" svg:x="4.001cm" svg:y="0.284cm"><text:p/></draw:circle><draw:circle draw:style-name="gr48" draw:text-style-name="P16" svg:width="0.301cm" svg:height="0.301cm" svg:x="3.502cm" svg:y="0.284cm"><text:p/></draw:circle><draw:circle draw:style-name="gr49" draw:text-style-name="P16" svg:width="0.301cm" svg:height="0.301cm" svg:x="3.001cm" svg:y="0.284cm"><text:p/></draw:circle></draw:g><draw:g draw:style-name="gr3"><draw:rect draw:style-name="gr50" draw:text-style-name="P16" svg:width="0.502cm" svg:height="0.502cm" svg:x="3.001cm" svg:y="0.884cm"><text:p/></draw:rect><draw:circle draw:style-name="gr51" draw:text-style-name="P16" svg:width="0.301cm" svg:height="0.301cm" svg:x="3.101cm" svg:y="0.984cm"><text:p/></draw:circle></draw:g><draw:g draw:style-name="gr3"><draw:rect draw:style-name="gr52" draw:text-style-name="P16" svg:width="0.502cm" svg:height="0.502cm" svg:x="6.301cm" svg:y="0.884cm"><text:p/></draw:rect><draw:circle draw:style-name="gr53" draw:text-style-name="P16" svg:width="0.301cm" svg:height="0.301cm" svg:x="6.401cm" svg:y="0.984cm"><text:p/></draw:circle></draw:g><draw:g draw:style-name="gr3"><draw:rect draw:style-name="gr54" draw:text-style-name="P16" svg:width="0.5cm" svg:height="0.502cm" svg:x="4.101cm" svg:y="0.884cm"><text:p/></draw:rect><draw:circle draw:style-name="gr55" draw:text-style-name="P16" svg:width="0.301cm" svg:height="0.301cm" svg:x="4.202cm" svg:y="0.984cm"><text:p/></draw:circle></draw:g><draw:g draw:style-name="gr3"><draw:rect draw:style-name="gr56" draw:text-style-name="P16" svg:width="0.5cm" svg:height="0.502cm" svg:x="5.202cm" svg:y="0.884cm"><text:p/></draw:rect><draw:circle draw:style-name="gr57" draw:text-style-name="P16" svg:width="0.301cm" svg:height="0.301cm" svg:x="5.301cm" svg:y="0.984cm"><text:p/></draw:circle></draw:g><draw:frame draw:style-name="gr58" draw:text-style-name="P18" svg:width="2.401cm" svg:height="0.502cm" svg:x="0.201cm" svg:y="0.184cm"><draw:text-box><text:p text:style-name="P17"><text:span text:style-name="T2">C8051F340</text:span></text:p></draw:text-box></draw:frame><draw:g draw:style-name="gr3"><draw:circle draw:style-name="gr59" draw:text-style-name="P16" svg:width="0.202cm" svg:height="0.202cm" svg:x="3.3cm" svg:y="3.484cm"><text:p/></draw:circle><draw:ellipse draw:style-name="gr60" draw:text-style-name="P16" svg:width="0.2cm" svg:height="0.202cm" svg:x="3.602cm" svg:y="3.484cm"><text:p/></draw:ellipse><draw:circle draw:style-name="gr61" draw:text-style-name="P16" svg:width="0.202cm" svg:height="0.202cm" svg:x="3.001cm" svg:y="3.484cm"><text:p/></draw:circle><draw:circle draw:style-name="gr62" draw:text-style-name="P16" svg:width="0.202cm" svg:height="0.202cm" svg:x="2.701cm" svg:y="3.484cm"><text:p/></draw:circle><draw:circle draw:style-name="gr63" draw:text-style-name="P16" svg:width="0.202cm" svg:height="0.202cm" svg:x="2.401cm" svg:y="3.484cm"><text:p/></draw:circle><draw:circle draw:style-name="gr64" draw:text-style-name="P16" svg:width="0.202cm" svg:height="0.202cm" svg:x="3.3cm" svg:y="3.784cm"><text:p/></draw:circle><draw:ellipse draw:style-name="gr65" draw:text-style-name="P16" svg:width="0.2cm" svg:height="0.202cm" svg:x="3.602cm" svg:y="3.784cm"><text:p/></draw:ellipse><draw:circle draw:style-name="gr66" draw:text-style-name="P16" svg:width="0.202cm" svg:height="0.202cm" svg:x="3.001cm" svg:y="3.784cm"><text:p/></draw:circle><draw:circle draw:style-name="gr67" draw:text-style-name="P16" svg:width="0.202cm" svg:height="0.202cm" svg:x="2.701cm" svg:y="3.784cm"><text:p/></draw:circle><draw:circle draw:style-name="gr68" draw:text-style-name="P16" svg:width="0.202cm" svg:height="0.202cm" svg:x="2.401cm" svg:y="3.784cm"><text:p/></draw:circle><draw:polyline draw:style-name="gr69" draw:text-style-name="P16" svg:width="1.599cm" svg:height="0.699cm" svg:x="2.301cm" svg:y="3.384cm" svg:viewBox="0 0 1600 700" draw:points="1000,0 1600,0 1600,700 0,700 0,0 600,0"><text:p/></draw:polyline></draw:g><draw:frame draw:style-name="gr70" draw:text-style-name="P20" svg:width="1.101cm" svg:height="0.498cm" svg:x="1.101cm" svg:y="1.591cm"><draw:text-box><text:p text:style-name="P19"><text:span text:style-name="T2">Reset</text:span></text:p></draw:text-box></draw:frame><draw:frame draw:style-name="gr71" draw:text-style-name="P18" svg:width="1.1cm" svg:height="0.498cm" svg:x="0.302cm" svg:y="1.191cm"><draw:text-box><text:p text:style-name="P17"><text:span text:style-name="T2">P2.0</text:span></text:p></draw:text-box></draw:frame><draw:frame draw:style-name="gr72" draw:text-style-name="P18" svg:width="1.1cm" svg:height="0.498cm" svg:x="0.302cm" svg:y="1.992cm"><draw:text-box><text:p text:style-name="P17"><text:span text:style-name="T2">P2.1</text:span></text:p></draw:text-box></draw:frame><draw:frame draw:style-name="gr73" draw:text-style-name="P18" svg:width="1.101cm" svg:height="0.498cm" svg:x="2.801cm" svg:y="1.291cm"><draw:text-box><text:p text:style-name="P17"><text:span text:style-name="T2">P0.0</text:span></text:p></draw:text-box></draw:frame><draw:frame draw:style-name="gr74" draw:text-style-name="P18" svg:width="1.1cm" svg:height="0.498cm" svg:x="3.902cm" svg:y="1.284cm"><draw:text-box><text:p text:style-name="P17"><text:span text:style-name="T2">P0.1</text:span></text:p></draw:text-box></draw:frame><draw:frame draw:style-name="gr75" draw:text-style-name="P18" svg:width="1.101cm" svg:height="0.498cm" svg:x="5.001cm" svg:y="1.284cm"><draw:text-box><text:p text:style-name="P17"><text:span text:style-name="T2">P0.2</text:span></text:p></draw:text-box></draw:frame><draw:frame draw:style-name="gr76" draw:text-style-name="P18" svg:width="1.1cm" svg:height="0.498cm" svg:x="6.102cm" svg:y="1.284cm"><draw:text-box><text:p text:style-name="P17"><text:span text:style-name="T2">P0.3</text:span></text:p></draw:text-box></draw:frame><draw:frame draw:style-name="gr77" draw:text-style-name="P18" svg:width="0.802cm" svg:height="0.498cm" svg:x="6.701cm" svg:y="0.191cm"><draw:text-box><text:p text:style-name="P17"><text:span text:style-name="T2">P1</text:span></text:p></draw:text-box></draw:frame><draw:frame draw:style-name="gr78" draw:text-style-name="P18" svg:width="0.8cm" svg:height="0.498cm" svg:x="5.101cm" svg:y="2.392cm"><draw:text-box><text:p text:style-name="P17"><text:span text:style-name="T2">P3</text:span></text:p></draw:text-box></draw:frame><draw:frame draw:style-name="gr79" draw:text-style-name="P18" svg:width="1.101cm" svg:height="0.498cm" svg:x="5.101cm" svg:y="3.992cm"><draw:text-box><text:p text:style-name="P17"><text:span text:style-name="T2">(P2.4)</text:span></text:p></draw:text-box></draw:frame><draw:frame draw:style-name="gr80" draw:text-style-name="P18" svg:width="1.101cm" svg:height="0.498cm" svg:x="6.301cm" svg:y="3.992cm"><draw:text-box><text:p text:style-name="P17"><text:span text:style-name="T2">(P2.5)</text:span></text:p></draw:text-box></draw:frame><draw:frame draw:style-name="gr81" draw:text-style-name="P18" svg:width="0.802cm" svg:height="0.498cm" svg:x="2.101cm" svg:y="3.992cm"><draw:text-box><text:p text:style-name="P17"><text:span text:style-name="T2">P4</text:span></text:p></draw:text-box></draw:frame></draw:g><draw:g text:anchor-type="paragraph" draw:z-index="2" draw:style-name="gr1"><draw:custom-shape draw:style-name="gr130" draw:text-style-name="P16" svg:width="8.002cm" svg:height="5cm" svg:x="8.987cm" svg:y="-0.25cm"><text:p/><draw:enhanced-geometry svg:viewBox="0 0 21600 21600"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131" draw:text-style-name="P16" svg:width="1.001cm" svg:height="1.301cm" svg:x="14.287cm" svg:y="2.749cm"><text:p/></draw:rect><draw:custom-shape draw:style-name="gr132" draw:text-style-name="P16" svg:width="0.2cm" svg:height="0.101cm" svg:x="14.688cm" svg:y="2.84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3" draw:text-style-name="P16" svg:width="0.202cm" svg:height="0.1cm" svg:x="14.487cm" svg:y="2.85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4" draw:text-style-name="P16" svg:width="0.2cm" svg:height="0.1cm" svg:x="14.688cm" svg:y="3.35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5" draw:text-style-name="P16" svg:width="0.202cm" svg:height="0.101cm" svg:x="14.487cm" svg:y="3.35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6" draw:text-style-name="P16" svg:width="0.202cm" svg:height="0.101cm" draw:transform="rotate (-1.57079632679579) translate (14.9877638888889cm 3.14854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7" draw:text-style-name="P16" svg:width="0.2cm" svg:height="0.101cm" draw:transform="rotate (1.5707963267946) translate (14.8625277777778cm 3.1503055555555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8" draw:text-style-name="P16" svg:width="0.202cm" svg:height="0.101cm" draw:transform="rotate (-1.57079632679579) translate (14.4885833333333cm 3.14854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9" draw:text-style-name="P16" svg:width="0.2cm" svg:height="0.101cm" draw:transform="rotate (1.5707963267946) translate (14.3615833333333cm 3.1503055555555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0" draw:text-style-name="P16" svg:width="0.2cm" svg:height="0.101cm" svg:x="14.688cm" svg:y="3.84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1" draw:text-style-name="P16" svg:width="0.202cm" svg:height="0.1cm" svg:x="14.487cm" svg:y="3.85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2" draw:text-style-name="P16" svg:width="0.2cm" svg:height="0.101cm" draw:transform="rotate (-1.57079632679579) translate (14.9877638888889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3" draw:text-style-name="P16" svg:width="0.202cm" svg:height="0.101cm" draw:transform="rotate (1.5707963267946) translate (14.8625277777778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4" draw:text-style-name="P16" svg:width="0.2cm" svg:height="0.101cm" draw:transform="rotate (-1.57079632679579) translate (14.4885833333333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5" draw:text-style-name="P16" svg:width="0.202cm" svg:height="0.101cm" draw:transform="rotate (1.5707963267946) translate (14.3615833333333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146" draw:text-style-name="P16" svg:width="0.101cm" svg:height="0.101cm" svg:x="15.086cm" svg:y="3.849cm"><text:p/></draw:circle></draw:g><draw:g draw:style-name="gr3"><draw:rect draw:style-name="gr147" draw:text-style-name="P16" svg:width="1.001cm" svg:height="1.301cm" svg:x="15.487cm" svg:y="2.749cm"><text:p/></draw:rect><draw:custom-shape draw:style-name="gr148" draw:text-style-name="P16" svg:width="0.2cm" svg:height="0.101cm" svg:x="15.887cm" svg:y="2.84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9" draw:text-style-name="P16" svg:width="0.2cm" svg:height="0.1cm" svg:x="15.665cm" svg:y="2.85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0" draw:text-style-name="P16" svg:width="0.2cm" svg:height="0.1cm" svg:x="15.887cm" svg:y="3.35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1" draw:text-style-name="P16" svg:width="0.2cm" svg:height="0.101cm" svg:x="15.665cm" svg:y="3.35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2" draw:text-style-name="P16" svg:width="0.202cm" svg:height="0.101cm" draw:transform="rotate (-1.57079632679579) translate (16.1872083333333cm 3.14854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3" draw:text-style-name="P16" svg:width="0.2cm" svg:height="0.1cm" draw:transform="rotate (1.5707963267946) translate (16.0866666666667cm 3.1503055555555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4" draw:text-style-name="P16" svg:width="0.202cm" svg:height="0.101cm" draw:transform="rotate (-1.57079632679579) translate (15.6880277777778cm 3.14854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5" draw:text-style-name="P16" svg:width="0.2cm" svg:height="0.101cm" draw:transform="rotate (1.5707963267946) translate (15.5645555555556cm 3.1503055555555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6" draw:text-style-name="P16" svg:width="0.2cm" svg:height="0.101cm" svg:x="15.887cm" svg:y="3.84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7" draw:text-style-name="P16" svg:width="0.2cm" svg:height="0.1cm" svg:x="15.665cm" svg:y="3.85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8" draw:text-style-name="P16" svg:width="0.2cm" svg:height="0.101cm" draw:transform="rotate (-1.57079632679579) translate (16.1872083333333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9" draw:text-style-name="P16" svg:width="0.202cm" svg:height="0.1cm" draw:transform="rotate (1.5707963267946) translate (16.0866666666667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60" draw:text-style-name="P16" svg:width="0.2cm" svg:height="0.101cm" draw:transform="rotate (-1.57079632679579) translate (15.6880277777778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61" draw:text-style-name="P16" svg:width="0.202cm" svg:height="0.101cm" draw:transform="rotate (1.5707963267946) translate (15.5645555555556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162" draw:text-style-name="P16" svg:width="0.1cm" svg:height="0.101cm" svg:x="16.288cm" svg:y="3.849cm"><text:p/></draw:ellipse></draw:g><draw:g draw:style-name="gr3"><draw:rect draw:style-name="gr163" draw:text-style-name="P16" svg:width="0.5cm" svg:height="0.502cm" svg:x="9.488cm" svg:y="0.748cm"><text:p/></draw:rect><draw:circle draw:style-name="gr164" draw:text-style-name="P16" svg:width="0.301cm" svg:height="0.301cm" svg:x="9.587cm" svg:y="0.849cm"><text:p/></draw:circle></draw:g><draw:g draw:style-name="gr3"><draw:rect draw:style-name="gr165" draw:text-style-name="P16" svg:width="0.5cm" svg:height="0.502cm" svg:x="9.488cm" svg:y="1.549cm"><text:p/></draw:rect><draw:circle draw:style-name="gr166" draw:text-style-name="P16" svg:width="0.301cm" svg:height="0.301cm" svg:x="9.587cm" svg:y="1.65cm"><text:p/></draw:circle></draw:g><draw:g draw:style-name="gr3"><draw:rect draw:style-name="gr167" draw:text-style-name="P16" svg:width="0.5cm" svg:height="0.502cm" svg:x="10.387cm" svg:y="1.149cm"><text:p/></draw:rect><draw:ellipse draw:style-name="gr168" draw:text-style-name="P16" svg:width="0.302cm" svg:height="0.301cm" svg:x="10.486cm" svg:y="1.249cm"><text:p/></draw:ellipse></draw:g><draw:g draw:style-name="gr3"><draw:circle draw:style-name="gr169" draw:text-style-name="P16" svg:width="0.301cm" svg:height="0.301cm" svg:x="15.487cm" svg:y="0.249cm"><text:p/></draw:circle><draw:circle draw:style-name="gr170" draw:text-style-name="P16" svg:width="0.301cm" svg:height="0.301cm" svg:x="14.988cm" svg:y="0.249cm"><text:p/></draw:circle><draw:circle draw:style-name="gr171" draw:text-style-name="P16" svg:width="0.301cm" svg:height="0.301cm" svg:x="14.487cm" svg:y="0.249cm"><text:p/></draw:circle><draw:circle draw:style-name="gr172" draw:text-style-name="P16" svg:width="0.301cm" svg:height="0.301cm" svg:x="13.987cm" svg:y="0.249cm"><text:p/></draw:circle><draw:circle draw:style-name="gr173" draw:text-style-name="P16" svg:width="0.301cm" svg:height="0.301cm" svg:x="13.487cm" svg:y="0.249cm"><text:p/></draw:circle><draw:circle draw:style-name="gr174" draw:text-style-name="P16" svg:width="0.301cm" svg:height="0.301cm" svg:x="12.987cm" svg:y="0.249cm"><text:p/></draw:circle><draw:circle draw:style-name="gr175" draw:text-style-name="P16" svg:width="0.301cm" svg:height="0.301cm" svg:x="12.486cm" svg:y="0.249cm"><text:p/></draw:circle><draw:circle draw:style-name="gr176" draw:text-style-name="P16" svg:width="0.301cm" svg:height="0.301cm" svg:x="11.987cm" svg:y="0.249cm"><text:p/></draw:circle></draw:g><draw:g draw:style-name="gr3"><draw:rect draw:style-name="gr177" draw:text-style-name="P16" svg:width="0.5cm" svg:height="0.502cm" svg:x="11.987cm" svg:y="0.849cm"><text:p/></draw:rect><draw:circle draw:style-name="gr178" draw:text-style-name="P16" svg:width="0.301cm" svg:height="0.301cm" svg:x="12.088cm" svg:y="0.949cm"><text:p/></draw:circle></draw:g><draw:g draw:style-name="gr3"><draw:rect draw:style-name="gr179" draw:text-style-name="P16" svg:width="0.5cm" svg:height="0.502cm" svg:x="15.287cm" svg:y="0.849cm"><text:p/></draw:rect><draw:ellipse draw:style-name="gr180" draw:text-style-name="P16" svg:width="0.302cm" svg:height="0.301cm" svg:x="15.386cm" svg:y="0.949cm"><text:p/></draw:ellipse></draw:g><draw:g draw:style-name="gr3"><draw:rect draw:style-name="gr181" draw:text-style-name="P16" svg:width="0.502cm" svg:height="0.502cm" svg:x="13.086cm" svg:y="0.849cm"><text:p/></draw:rect><draw:circle draw:style-name="gr182" draw:text-style-name="P16" svg:width="0.301cm" svg:height="0.301cm" svg:x="13.187cm" svg:y="0.949cm"><text:p/></draw:circle></draw:g><draw:g draw:style-name="gr3"><draw:rect draw:style-name="gr183" draw:text-style-name="P16" svg:width="0.502cm" svg:height="0.502cm" svg:x="14.187cm" svg:y="0.849cm"><text:p/></draw:rect><draw:circle draw:style-name="gr184" draw:text-style-name="P16" svg:width="0.301cm" svg:height="0.301cm" svg:x="14.287cm" svg:y="0.949cm"><text:p/></draw:circle></draw:g><draw:frame draw:style-name="gr185" draw:text-style-name="P18" svg:width="2.401cm" svg:height="0.502cm" svg:x="9.186cm" svg:y="0.149cm"><draw:text-box><text:p text:style-name="P17"><text:span text:style-name="T2">C8051F340</text:span></text:p></draw:text-box></draw:frame><draw:g draw:style-name="gr3"><draw:ellipse draw:style-name="gr186" draw:text-style-name="P16" svg:width="0.2cm" svg:height="0.202cm" svg:x="12.287cm" svg:y="3.449cm"><text:p/></draw:ellipse><draw:ellipse draw:style-name="gr187" draw:text-style-name="P16" svg:width="0.2cm" svg:height="0.202cm" svg:x="12.587cm" svg:y="3.449cm"><text:p/></draw:ellipse><draw:ellipse draw:style-name="gr188" draw:text-style-name="P16" svg:width="0.2cm" svg:height="0.202cm" svg:x="11.987cm" svg:y="3.449cm"><text:p/></draw:ellipse><draw:ellipse draw:style-name="gr189" draw:text-style-name="P16" svg:width="0.2cm" svg:height="0.202cm" svg:x="11.687cm" svg:y="3.449cm"><text:p/></draw:ellipse><draw:ellipse draw:style-name="gr190" draw:text-style-name="P16" svg:width="0.2cm" svg:height="0.202cm" svg:x="11.388cm" svg:y="3.449cm"><text:p/></draw:ellipse><draw:ellipse draw:style-name="gr191" draw:text-style-name="P16" svg:width="0.2cm" svg:height="0.202cm" svg:x="12.287cm" svg:y="3.749cm"><text:p/></draw:ellipse><draw:ellipse draw:style-name="gr192" draw:text-style-name="P16" svg:width="0.2cm" svg:height="0.202cm" svg:x="12.587cm" svg:y="3.749cm"><text:p/></draw:ellipse><draw:ellipse draw:style-name="gr193" draw:text-style-name="P16" svg:width="0.2cm" svg:height="0.202cm" svg:x="11.987cm" svg:y="3.749cm"><text:p/></draw:ellipse><draw:ellipse draw:style-name="gr194" draw:text-style-name="P16" svg:width="0.2cm" svg:height="0.202cm" svg:x="11.687cm" svg:y="3.749cm"><text:p/></draw:ellipse><draw:ellipse draw:style-name="gr195" draw:text-style-name="P16" svg:width="0.2cm" svg:height="0.202cm" svg:x="11.388cm" svg:y="3.749cm"><text:p/></draw:ellipse><draw:polyline draw:style-name="gr196" draw:text-style-name="P16" svg:width="1.599cm" svg:height="0.699cm" svg:x="11.287cm" svg:y="3.349cm" svg:viewBox="0 0 1600 700" draw:points="1000,0 1600,0 1600,700 0,700 0,0 600,0"><text:p/></draw:polyline></draw:g><draw:frame draw:style-name="gr197" draw:text-style-name="P20" svg:width="1.1cm" svg:height="0.498cm" svg:x="10.088cm" svg:y="1.549cm"><draw:text-box><text:p text:style-name="P19"><text:span text:style-name="T2">Reset</text:span></text:p></draw:text-box></draw:frame><draw:frame draw:style-name="gr198" draw:text-style-name="P20" svg:width="1.601cm" svg:height="0.743cm" svg:x="11.486cm" svg:y="1.249cm"><draw:text-box><text:p text:style-name="P19"><text:span text:style-name="T2">Vorheriger</text:span></text:p><text:p text:style-name="P19"><text:span text:style-name="T2">Raum</text:span></text:p></draw:text-box></draw:frame><draw:frame draw:style-name="gr199" draw:text-style-name="P18" svg:width="0.8cm" svg:height="0.498cm" svg:x="15.688cm" svg:y="0.156cm"><draw:text-box><text:p text:style-name="P17"><text:span text:style-name="T2">P1</text:span></text:p></draw:text-box></draw:frame><draw:frame draw:style-name="gr200" draw:text-style-name="P18" svg:width="1.902cm" svg:height="0.498cm" svg:x="14.086cm" svg:y="2.35cm"><draw:text-box><text:p text:style-name="P17"><text:span text:style-name="T2">Raumanzeige</text:span></text:p></draw:text-box></draw:frame><draw:frame draw:style-name="gr201" draw:text-style-name="P18" svg:width="1.8cm" svg:height="0.743cm" svg:x="11.088cm" svg:y="3.95cm"><draw:text-box><text:p text:style-name="P17"><text:span text:style-name="T2">Ansteuerung Rolladen</text:span></text:p></draw:text-box></draw:frame><draw:frame draw:style-name="gr202" draw:text-style-name="P20" svg:width="1.401cm" svg:height="0.743cm" svg:x="14.887cm" svg:y="1.249cm"><draw:text-box><text:p text:style-name="P19"><text:span text:style-name="T2">Nächster</text:span></text:p><text:p text:style-name="P19"><text:span text:style-name="T2">Raum</text:span></text:p></draw:text-box></draw:frame><draw:frame draw:style-name="gr203" draw:text-style-name="P21" svg:width="1.601cm" svg:height="0.826cm" svg:x="13.688cm" svg:y="1.233cm"><draw:text-box><text:p text:style-name="P19"><text:span text:style-name="T3">Weihnachts-</text:span></text:p><text:p text:style-name="P19"><text:span text:style-name="T3">beleuchtung</text:span></text:p><text:p text:style-name="P19"><text:span text:style-name="T2">An/Aus</text:span></text:p></draw:text-box></draw:frame><draw:frame draw:style-name="gr204" draw:text-style-name="P20" svg:width="2.001cm" svg:height="0.498cm" svg:x="8.687cm" svg:y="1.149cm"><draw:text-box><text:p text:style-name="P19"><text:span text:style-name="T2">Rolladen Auf</text:span></text:p></draw:text-box></draw:frame><draw:frame draw:style-name="gr205" draw:text-style-name="P20" svg:width="2.001cm" svg:height="0.498cm" svg:x="8.687cm" svg:y="1.957cm"><draw:text-box><text:p text:style-name="P19"><text:span text:style-name="T2">Rolladen Zu</text:span></text:p></draw:text-box></draw:frame><draw:frame draw:style-name="gr206" draw:text-style-name="P20" svg:width="1.601cm" svg:height="0.743cm" svg:x="12.486cm" svg:y="1.249cm"><draw:text-box><text:p text:style-name="P19"><text:span text:style-name="T2">Licht</text:span></text:p><text:p text:style-name="P19"><text:span text:style-name="T2">An/Aus</text:span></text:p></draw:text-box></draw:frame></draw:g></text:p>
      <text:p text:style-name="Text_20_body"/>
      <text:p text:style-name="Text_20_body"/>
      <text:p text:style-name="Text_20_body"/>
      <text:p text:style-name="Text_20_body"/>
      <text:p text:style-name="Text_20_body"/>
      <text:p text:style-name="Text_20_body"/>
      <text:p text:style-name="Text_20_body"><text:soft-page-break/>Nun kann der Mikrocontroller gestartet werden. Mit den Tastern auf P0.0 und P0.3 kann der Raum für das Licht ausgewählt werden, also einen Raum zurück oder einen Raum nach vorne gesprungen werden. Der aktuelle Raum wird auf der Sieben-Segment-Anzeige ausgegeben. Wenn der Rollladenmotor korrekt angeschlossen wurde ist es auch möglich mit den Tastern auf P2.0 und P2.1 den Rollladen herauf oder herunter zu fahren. Es ist möglich den Taster gedrückt zu halten oder kurz anzutippen um den Rollladen bis zum Anschlag automatisch bewegen zu lassen. Mit einem erneuten Tastendruck kann der Rollladen wieder gestoppt werden. Zu beachten ist dass während des Vorgangs die anderen Funktionen nicht mehr zur Verfügung stehen. </text:p>
      <text:p text:style-name="Text_20_body"/>
      <text:p text:style-name="Text_20_body"><draw:g text:anchor-type="paragraph" draw:z-index="3" draw:style-name="gr1"><draw:custom-shape draw:style-name="gr207" draw:text-style-name="P16" svg:width="8.002cm" svg:height="5cm" svg:x="4.623cm" svg:y="-0.339cm"><text:p/><draw:enhanced-geometry svg:viewBox="0 0 21600 21600"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208" draw:text-style-name="P16" svg:width="1.001cm" svg:height="1.301cm" svg:x="9.923cm" svg:y="2.66cm"><text:p/></draw:rect><draw:custom-shape draw:style-name="gr209" draw:text-style-name="P16" svg:width="0.2cm" svg:height="0.101cm" svg:x="10.324cm" svg:y="2.7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0" draw:text-style-name="P16" svg:width="0.202cm" svg:height="0.1cm" svg:x="10.123cm" svg:y="2.76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1" draw:text-style-name="P16" svg:width="0.2cm" svg:height="0.1cm" svg:x="10.324cm" svg:y="3.26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2" draw:text-style-name="P16" svg:width="0.202cm" svg:height="0.101cm" svg:x="10.123cm" svg:y="3.26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3" draw:text-style-name="P16" svg:width="0.202cm" svg:height="0.101cm" draw:transform="rotate (-1.57079632679579) translate (10.6239027777778cm 3.0603472222222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4" draw:text-style-name="P16" svg:width="0.2cm" svg:height="0.101cm" draw:transform="rotate (1.5707963267946) translate (10.4951388888889cm 3.060347222222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5" draw:text-style-name="P16" svg:width="0.202cm" svg:height="0.101cm" draw:transform="rotate (-1.57079632679579) translate (10.1247222222222cm 3.0603472222222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6" draw:text-style-name="P16" svg:width="0.2cm" svg:height="0.101cm" draw:transform="rotate (1.5707963267946) translate (9.99772222222222cm 3.060347222222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7" draw:text-style-name="P16" svg:width="0.2cm" svg:height="0.101cm" svg:x="10.324cm" svg:y="3.7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8" draw:text-style-name="P16" svg:width="0.202cm" svg:height="0.1cm" svg:x="10.123cm" svg:y="3.76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9" draw:text-style-name="P16" svg:width="0.2cm" svg:height="0.101cm" draw:transform="rotate (-1.57079632679579) translate (10.6239027777778cm 3.56129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0" draw:text-style-name="P16" svg:width="0.202cm" svg:height="0.101cm" draw:transform="rotate (1.5707963267946) translate (10.4951388888889cm 3.561291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1" draw:text-style-name="P16" svg:width="0.2cm" svg:height="0.101cm" draw:transform="rotate (-1.57079632679579) translate (10.1247222222222cm 3.56129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2" draw:text-style-name="P16" svg:width="0.202cm" svg:height="0.101cm" draw:transform="rotate (1.5707963267946) translate (9.99772222222222cm 3.561291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223" draw:text-style-name="P16" svg:width="0.101cm" svg:height="0.101cm" svg:x="10.722cm" svg:y="3.76cm"><text:p/></draw:circle></draw:g><draw:g draw:style-name="gr3"><draw:rect draw:style-name="gr224" draw:text-style-name="P16" svg:width="1.001cm" svg:height="1.301cm" svg:x="11.123cm" svg:y="2.66cm"><text:p/></draw:rect><draw:custom-shape draw:style-name="gr225" draw:text-style-name="P16" svg:width="0.2cm" svg:height="0.101cm" svg:x="11.523cm" svg:y="2.7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6" draw:text-style-name="P16" svg:width="0.2cm" svg:height="0.1cm" svg:x="11.301cm" svg:y="2.76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7" draw:text-style-name="P16" svg:width="0.2cm" svg:height="0.1cm" svg:x="11.523cm" svg:y="3.26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8" draw:text-style-name="P16" svg:width="0.2cm" svg:height="0.101cm" svg:x="11.301cm" svg:y="3.26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9" draw:text-style-name="P16" svg:width="0.202cm" svg:height="0.101cm" draw:transform="rotate (-1.57079632679579) translate (11.8233472222222cm 3.0603472222222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0" draw:text-style-name="P16" svg:width="0.2cm" svg:height="0.1cm" draw:transform="rotate (1.5707963267946) translate (11.7228055555556cm 3.060347222222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1" draw:text-style-name="P16" svg:width="0.202cm" svg:height="0.101cm" draw:transform="rotate (-1.57079632679579) translate (11.3224027777778cm 3.0603472222222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2" draw:text-style-name="P16" svg:width="0.2cm" svg:height="0.101cm" draw:transform="rotate (1.5707963267946) translate (11.1971666666667cm 3.060347222222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3" draw:text-style-name="P16" svg:width="0.2cm" svg:height="0.101cm" svg:x="11.523cm" svg:y="3.7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4" draw:text-style-name="P16" svg:width="0.2cm" svg:height="0.1cm" svg:x="11.301cm" svg:y="3.76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5" draw:text-style-name="P16" svg:width="0.2cm" svg:height="0.101cm" draw:transform="rotate (-1.57079632679579) translate (11.8233472222222cm 3.56129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6" draw:text-style-name="P16" svg:width="0.202cm" svg:height="0.1cm" draw:transform="rotate (1.5707963267946) translate (11.7228055555556cm 3.561291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7" draw:text-style-name="P16" svg:width="0.2cm" svg:height="0.101cm" draw:transform="rotate (-1.57079632679579) translate (11.3224027777778cm 3.56129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8" draw:text-style-name="P16" svg:width="0.202cm" svg:height="0.101cm" draw:transform="rotate (1.5707963267946) translate (11.1971666666667cm 3.561291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239" draw:text-style-name="P16" svg:width="0.1cm" svg:height="0.101cm" svg:x="11.924cm" svg:y="3.76cm"><text:p/></draw:ellipse></draw:g><draw:g draw:style-name="gr3"><draw:rect draw:style-name="gr240" draw:text-style-name="P16" svg:width="0.5cm" svg:height="0.502cm" svg:x="5.124cm" svg:y="0.659cm"><text:p/></draw:rect><draw:circle draw:style-name="gr241" draw:text-style-name="P16" svg:width="0.301cm" svg:height="0.301cm" svg:x="5.223cm" svg:y="0.76cm"><text:p/></draw:circle></draw:g><draw:g draw:style-name="gr3"><draw:rect draw:style-name="gr242" draw:text-style-name="P16" svg:width="0.5cm" svg:height="0.502cm" svg:x="5.124cm" svg:y="1.46cm"><text:p/></draw:rect><draw:circle draw:style-name="gr243" draw:text-style-name="P16" svg:width="0.301cm" svg:height="0.301cm" svg:x="5.223cm" svg:y="1.561cm"><text:p/></draw:circle></draw:g><draw:g draw:style-name="gr3"><draw:rect draw:style-name="gr244" draw:text-style-name="P16" svg:width="0.5cm" svg:height="0.502cm" svg:x="6.023cm" svg:y="1.06cm"><text:p/></draw:rect><draw:ellipse draw:style-name="gr245" draw:text-style-name="P16" svg:width="0.302cm" svg:height="0.301cm" svg:x="6.122cm" svg:y="1.16cm"><text:p/></draw:ellipse></draw:g><draw:g draw:style-name="gr3"><draw:circle draw:style-name="gr246" draw:text-style-name="P16" svg:width="0.301cm" svg:height="0.301cm" svg:x="11.123cm" svg:y="0.16cm"><text:p/></draw:circle><draw:circle draw:style-name="gr247" draw:text-style-name="P16" svg:width="0.301cm" svg:height="0.301cm" svg:x="10.624cm" svg:y="0.16cm"><text:p/></draw:circle><draw:circle draw:style-name="gr248" draw:text-style-name="P16" svg:width="0.301cm" svg:height="0.301cm" svg:x="10.123cm" svg:y="0.16cm"><text:p/></draw:circle><draw:circle draw:style-name="gr249" draw:text-style-name="P16" svg:width="0.301cm" svg:height="0.301cm" svg:x="9.623cm" svg:y="0.16cm"><text:p/></draw:circle><draw:circle draw:style-name="gr250" draw:text-style-name="P16" svg:width="0.301cm" svg:height="0.301cm" svg:x="9.123cm" svg:y="0.16cm"><text:p/></draw:circle><draw:circle draw:style-name="gr251" draw:text-style-name="P16" svg:width="0.301cm" svg:height="0.301cm" svg:x="8.623cm" svg:y="0.16cm"><text:p/></draw:circle><draw:circle draw:style-name="gr252" draw:text-style-name="P16" svg:width="0.301cm" svg:height="0.301cm" svg:x="8.122cm" svg:y="0.16cm"><text:p/></draw:circle><draw:circle draw:style-name="gr253" draw:text-style-name="P16" svg:width="0.301cm" svg:height="0.301cm" svg:x="7.623cm" svg:y="0.16cm"><text:p/></draw:circle></draw:g><draw:g draw:style-name="gr3"><draw:rect draw:style-name="gr254" draw:text-style-name="P16" svg:width="0.5cm" svg:height="0.502cm" svg:x="7.623cm" svg:y="0.76cm"><text:p/></draw:rect><draw:circle draw:style-name="gr255" draw:text-style-name="P16" svg:width="0.301cm" svg:height="0.301cm" svg:x="7.724cm" svg:y="0.86cm"><text:p/></draw:circle></draw:g><draw:g draw:style-name="gr3"><draw:rect draw:style-name="gr256" draw:text-style-name="P16" svg:width="0.5cm" svg:height="0.502cm" svg:x="10.923cm" svg:y="0.76cm"><text:p/></draw:rect><draw:ellipse draw:style-name="gr257" draw:text-style-name="P16" svg:width="0.302cm" svg:height="0.301cm" svg:x="11.022cm" svg:y="0.86cm"><text:p/></draw:ellipse></draw:g><draw:g draw:style-name="gr3"><draw:rect draw:style-name="gr258" draw:text-style-name="P16" svg:width="0.502cm" svg:height="0.502cm" svg:x="8.722cm" svg:y="0.76cm"><text:p/></draw:rect><draw:circle draw:style-name="gr259" draw:text-style-name="P16" svg:width="0.301cm" svg:height="0.301cm" svg:x="8.823cm" svg:y="0.86cm"><text:p/></draw:circle></draw:g><draw:g draw:style-name="gr3"><draw:rect draw:style-name="gr260" draw:text-style-name="P16" svg:width="0.502cm" svg:height="0.502cm" svg:x="9.823cm" svg:y="0.76cm"><text:p/></draw:rect><draw:circle draw:style-name="gr261" draw:text-style-name="P16" svg:width="0.301cm" svg:height="0.301cm" svg:x="9.923cm" svg:y="0.86cm"><text:p/></draw:circle></draw:g><draw:frame draw:style-name="gr262" draw:text-style-name="P18" svg:width="2.401cm" svg:height="0.502cm" svg:x="4.822cm" svg:y="0.06cm"><draw:text-box><text:p text:style-name="P17"><text:span text:style-name="T2">C8051F340</text:span></text:p></draw:text-box></draw:frame><draw:g draw:style-name="gr3"><draw:ellipse draw:style-name="gr263" draw:text-style-name="P16" svg:width="0.2cm" svg:height="0.202cm" svg:x="7.923cm" svg:y="3.36cm"><text:p/></draw:ellipse><draw:ellipse draw:style-name="gr264" draw:text-style-name="P16" svg:width="0.2cm" svg:height="0.202cm" svg:x="8.223cm" svg:y="3.36cm"><text:p/></draw:ellipse><draw:ellipse draw:style-name="gr265" draw:text-style-name="P16" svg:width="0.2cm" svg:height="0.202cm" svg:x="7.623cm" svg:y="3.36cm"><text:p/></draw:ellipse><draw:ellipse draw:style-name="gr266" draw:text-style-name="P16" svg:width="0.2cm" svg:height="0.202cm" svg:x="7.323cm" svg:y="3.36cm"><text:p/></draw:ellipse><draw:ellipse draw:style-name="gr267" draw:text-style-name="P16" svg:width="0.2cm" svg:height="0.202cm" svg:x="7.024cm" svg:y="3.36cm"><text:p/></draw:ellipse><draw:ellipse draw:style-name="gr268" draw:text-style-name="P16" svg:width="0.2cm" svg:height="0.202cm" svg:x="7.923cm" svg:y="3.66cm"><text:p/></draw:ellipse><draw:ellipse draw:style-name="gr269" draw:text-style-name="P16" svg:width="0.2cm" svg:height="0.202cm" svg:x="8.223cm" svg:y="3.66cm"><text:p/></draw:ellipse><draw:ellipse draw:style-name="gr270" draw:text-style-name="P16" svg:width="0.2cm" svg:height="0.202cm" svg:x="7.623cm" svg:y="3.66cm"><text:p/></draw:ellipse><draw:ellipse draw:style-name="gr271" draw:text-style-name="P16" svg:width="0.2cm" svg:height="0.202cm" svg:x="7.323cm" svg:y="3.66cm"><text:p/></draw:ellipse><draw:ellipse draw:style-name="gr272" draw:text-style-name="P16" svg:width="0.2cm" svg:height="0.202cm" svg:x="7.024cm" svg:y="3.66cm"><text:p/></draw:ellipse><draw:polyline draw:style-name="gr273" draw:text-style-name="P16" svg:width="1.599cm" svg:height="0.699cm" svg:x="6.923cm" svg:y="3.261cm" svg:viewBox="0 0 1600 700" draw:points="1000,0 1600,0 1600,700 0,700 0,0 600,0"><text:p/></draw:polyline></draw:g><draw:frame draw:style-name="gr274" draw:text-style-name="P20" svg:width="1.1cm" svg:height="0.498cm" svg:x="5.724cm" svg:y="1.46cm"><draw:text-box><text:p text:style-name="P19"><text:span text:style-name="T2">Reset</text:span></text:p></draw:text-box></draw:frame><draw:frame draw:style-name="gr275" draw:text-style-name="P20" svg:width="1.601cm" svg:height="0.743cm" svg:x="7.122cm" svg:y="1.16cm"><draw:text-box><text:p text:style-name="P19"><text:span text:style-name="T2">Vorheriger</text:span></text:p><text:p text:style-name="P19"><text:span text:style-name="T2">Raum</text:span></text:p></draw:text-box></draw:frame><draw:frame draw:style-name="gr276" draw:text-style-name="P18" svg:width="0.8cm" svg:height="0.498cm" svg:x="11.324cm" svg:y="0.067cm"><draw:text-box><text:p text:style-name="P17"><text:span text:style-name="T2">P1</text:span></text:p></draw:text-box></draw:frame><draw:frame draw:style-name="gr277" draw:text-style-name="P18" svg:width="1.902cm" svg:height="0.498cm" svg:x="9.722cm" svg:y="2.261cm"><draw:text-box><text:p text:style-name="P17"><text:span text:style-name="T2">Raumanzeige</text:span></text:p></draw:text-box></draw:frame><draw:frame draw:style-name="gr278" draw:text-style-name="P18" svg:width="1.8cm" svg:height="0.743cm" svg:x="6.724cm" svg:y="3.861cm"><draw:text-box><text:p text:style-name="P17"><text:span text:style-name="T2">Ansteuerung Rolladen</text:span></text:p></draw:text-box></draw:frame><draw:frame draw:style-name="gr279" draw:text-style-name="P20" svg:width="1.401cm" svg:height="0.743cm" svg:x="10.523cm" svg:y="1.16cm"><draw:text-box><text:p text:style-name="P19"><text:span text:style-name="T2">Nächster</text:span></text:p><text:p text:style-name="P19"><text:span text:style-name="T2">Raum</text:span></text:p></draw:text-box></draw:frame><draw:frame draw:style-name="gr280" draw:text-style-name="P21" svg:width="1.601cm" svg:height="0.826cm" svg:x="9.324cm" svg:y="1.144cm"><draw:text-box><text:p text:style-name="P19"><text:span text:style-name="T3">Weihnachts-</text:span></text:p><text:p text:style-name="P19"><text:span text:style-name="T3">beleuchtung</text:span></text:p><text:p text:style-name="P19"><text:span text:style-name="T2">An/Aus</text:span></text:p></draw:text-box></draw:frame><draw:frame draw:style-name="gr281" draw:text-style-name="P20" svg:width="2.001cm" svg:height="0.498cm" svg:x="4.323cm" svg:y="1.06cm"><draw:text-box><text:p text:style-name="P19"><text:span text:style-name="T2">Rolladen Auf</text:span></text:p></draw:text-box></draw:frame><draw:frame draw:style-name="gr282" draw:text-style-name="P20" svg:width="2.001cm" svg:height="0.498cm" svg:x="4.323cm" svg:y="1.868cm"><draw:text-box><text:p text:style-name="P19"><text:span text:style-name="T2">Rolladen Zu</text:span></text:p></draw:text-box></draw:frame><draw:frame draw:style-name="gr283" draw:text-style-name="P20" svg:width="1.601cm" svg:height="0.743cm" svg:x="8.122cm" svg:y="1.16cm"><draw:text-box><text:p text:style-name="P19"><text:span text:style-name="T2">Licht</text:span></text:p><text:p text:style-name="P19"><text:span text:style-name="T2">An/Aus</text:span></text:p></draw:text-box></draw:frame></draw:g></text:p>
      <text:p text:style-name="Text_20_body"/>
      <text:p text:style-name="Text_20_body"/>
      <text:p text:style-name="Text_20_body"/>
      <text:p text:style-name="Text_20_body"/>
      <text:p text:style-name="Text_20_body"/>
      <text:p text:style-name="Text_20_body"/>
      <text:h text:style-name="P5" text:outline-level="2">Programmcode</text:h>
      <text:p text:style-name="Text_20_body">Der Programmcode ist Open-Source und kann auf <text:a xlink:type="simple" xlink:href="https://github.com/Der-Zauberer/LichtprojektHGS" text:style-name="Internet_20_link" text:visited-style-name="Visited_20_Internet_20_Link">GitHub</text:a> gefunden werden. Zum editieren des Programmcodes <text:a xlink:type="simple" xlink:href="https://github.com/Der-Zauberer/LichtprojektHGS/blob/main/main.c" text:style-name="Internet_20_link" text:visited-style-name="Visited_20_Internet_20_Link">main.c</text:a> wird die Entwicklungsumgebung Ride7 oder Visual Studio Code empfohlen, zum kompilieren ist ein C8051 Compiler notwendig. Außerdem ist zu beachten, dass die Dateien <text:a xlink:type="simple" xlink:href="https://github.com/Der-Zauberer/LichtprojektHGS/blob/main/Einstellungen.h" text:style-name="Internet_20_link" text:visited-style-name="Visited_20_Internet_20_Link">Einstellungen.h</text:a> und <text:a xlink:type="simple" xlink:href="https://github.com/Der-Zauberer/LichtprojektHGS/blob/main/C_8051F340.h" text:style-name="Internet_20_link" text:visited-style-name="Visited_20_Internet_20_Link">C_8051F340.h</text:a> vorhanden sein müssen.</text:p>
      <table:table table:name="Tabelle3" table:style-name="Tabelle3">
        <table:table-column table:style-name="Tabelle3.A"/>
        <table:table-row>
          <table:table-cell table:style-name="Tabelle3.A1" office:value-type="string">
            <text:p text:style-name="P7">Variablen und Konstanten</text:p>
          </table:table-cell>
        </table:table-row>
        <table:table-row>
          <table:table-cell table:style-name="Tabelle3.A2" office:value-type="string">
            <text:p text:style-name="P12">//Status des Lichtes fuer jeden Raum</text:p>
            <text:p text:style-name="P12">//0=Aus; 1=An</text:p>
            <text:p text:style-name="P11">char lightStatus[] = {0, 0, 0, 0, 0, 0, 0, 0};</text:p>
            <text:p text:style-name="P11"/>
            <text:p text:style-name="P12">//Status des Rolladens</text:p>
            <text:p text:style-name="P11">int shutterStatus = 0;</text:p>
            <text:p text:style-name="P11"/>
            <text:p text:style-name="P12">//Zaehlt von 0 bis 7 fuer den Index von engine[]</text:p>
            <text:p text:style-name="P11">char shutterIndex = 0;</text:p>
            <text:p text:style-name="P11"/>
            <text:p text:style-name="P12">//Enthaelt die Zustände für den Schrittmotor</text:p>
            <text:p text:style-name="P11">unsigned char engine[] = {0b00000001, 0b00000011, 0b00000010, 0b00000110 ,0b00000100, 0b00001100, 0b00001000, 0b00001001};</text:p>
            <text:p text:style-name="P11"/>
            <text:p text:style-name="P11">char SHUTTER_STATUS_MIN = 0;</text:p>
            <text:p text:style-name="P11">int SHUTTER_STATUS_MAX = 2048;</text:p>
            <text:p text:style-name="P11"/>
            <text:p text:style-name="P12">//Enthaelt die Zustaende für die Sieben-Segment-Anzeige</text:p>
            <text:p text:style-name="P11">unsigned char segmentDigit[] = {0b00111111, 0b00000110, 0b01011011, 0b01001111, 0b01100110, 0b01101101, 0b01111101, 0b00000111, 0b01111111, 0b01101111};</text:p>
            <text:p text:style-name="P11"/>
            <text:p text:style-name="P12">//Enthält die Zustaende für die Weihnachtsbeleuchtung</text:p>
            <text:p text:style-name="P11">unsigned char christmasLightState[] = {0b10101010, 0b00000000, 0b01010101, 0b00000000};</text:p>
            <text:p text:style-name="P11"/>
            <text:p text:style-name="P12">//Zaehlt die Interrupt-Service-Routinen</text:p>
            <text:p text:style-name="P11">unsigned int interruptCounter = 0;</text:p>
            <text:p text:style-name="P11"/>
            <text:p text:style-name="P12">//Zeigt auf welchen Raum gerade Zugegriffen wird</text:p>
            <text:p text:style-name="P12">//Es gibt Raum 0 bis 8</text:p>
            <text:p text:style-name="P11">char room = 0;</text:p>
            <text:p text:style-name="P11"/>
            <text:p text:style-name="P12">//Gibt an ob die Weihnachtsbeleuchtung eingeschaltet ist</text:p>
            <text:p text:style-name="P12">//0=Aus, 1=An</text:p>
            <text:p text:style-name="P11">char christmasLight = 0;</text:p>
            <text:p text:style-name="P11"/>
            <text:p text:style-name="P12">//Zaehlt den Animationsfortschritt fuer die Weihnachtsbeleuchtung an</text:p>
            <text:p text:style-name="P11">unsigned int christmasLightCounter = 0;</text:p>
          </table:table-cell>
        </table:table-row>
      </table:table>
      <text:p text:style-name="Standard"/>
      <table:table table:name="Tabelle4" table:style-name="Tabelle4">
        <table:table-column table:style-name="Tabelle4.A"/>
        <table:table-row>
          <table:table-cell table:style-name="Tabelle4.A1" office:value-type="string">
            <text:p text:style-name="P7">Funktionen</text:p>
          </table:table-cell>
        </table:table-row>
        <table:table-row>
          <table:table-cell table:style-name="Tabelle4.A2" office:value-type="string">
            <text:p text:style-name="P12">//Timer-Interrupt für die Weihnachtsbeleuchtung</text:p>
            <text:p text:style-name="P13">void timerInterrupt() interrupt 3 {</text:p>
            <text:p text:style-name="P12">//Aktualisiert die LED Anzeige fuer die Lichter</text:p>
            <text:p text:style-name="P11">void updateLights()</text:p>
            <text:p text:style-name="P11"/>
            <text:p text:style-name="P12">//Aktualisiert die 7-Segment Anzeige</text:p>
            <text:p text:style-name="P11">void updateDisplay()</text:p>
            <text:p text:style-name="P11"/>
            <text:p text:style-name="P12">//Initialisiert alle Timer und Interrupts und startet Timer0</text:p>
            <text:p text:style-name="P11">void initialize()</text:p>
            <text:p text:style-name="P11"/>
            <text:p text:style-name="P12">//Wartet 500 Mycrosekunden</text:p>
            <text:p text:style-name="P11">void wait500Mycros()</text:p>
            <text:p text:style-name="P11"/>
            <text:p text:style-name="P12">//Wartet 500 Millisekunden</text:p>
            <text:p text:style-name="P11">void wait500Millis()</text:p>
            <text:p text:style-name="P11"/>
            <text:p text:style-name="P12">//Ueperbrueft ob ein weiterer Raum zur Verfuegung steht, wechselt auf den</text:p>
            <text:p text:style-name="P12">//Raum und laed die Raumeigenschaften fuer die physische Ausgabe</text:p>
            <text:p text:style-name="P11">void incrementRoom()</text:p>
            <text:p text:style-name="P11"/>
            <text:p text:style-name="P12">//Ueperbrueft ob ein weiterer Raum zur Verfuegung steht, wechselt auf den</text:p>
            <text:p text:style-name="P12">//Raum und laed die Raumeigenschaften fuer die physische Ausgabe</text:p>
            <text:p text:style-name="P11">void decrementRoom()</text:p>
            <text:p text:style-name="P11"/>
            <text:p text:style-name="P12">//Setzt das Licht auf den gewuenschten Status</text:p>
            <text:p text:style-name="P12">//status: 0=Zu; 1=Auf; 2=Invertieren</text:p>
            <text:p text:style-name="P12">//room: Der Raum fuer den das Licht gesetzt werden soll</text:p>
            <text:p text:style-name="P11">void setLight(char status, char room)</text:p>
            <text:p text:style-name="P11"/>
            <text:p text:style-name="P12">//Bewegt den Schrittmotor um einen Schritt</text:p>
            <text:p text:style-name="P12">//up: 0=Herunter; 1=Hoch</text:p>
            <text:p text:style-name="P12">//return: Gibt an, ob sich der Motor weiter bewegen lässt 0=Nein; 1=Ja</text:p>
            <text:p text:style-name="P11">int stepShutter(char up)</text:p>
            <text:p text:style-name="P11"/>
            <text:p text:style-name="P12">//Bewegt den Schrittmotor auf die gewuenschte Position</text:p>
            <text:p text:style-name="P12">//up: 0=Herunter; 1=Hoch</text:p>
            <text:p text:style-name="P11">void moveShutter(char up)</text:p>
            <text:p text:style-name="P11"/>
            <text:p text:style-name="P12">//Main-Funktion fuer die Ueberpruefung der Taster</text:p>
            <text:p text:style-name="P11">void main()</text:p>
          </table:table-cell>
        </table:table-row>
      </table:table>
      <text:p text:style-name="Standard"/>
      <text:h text:style-name="P5" text:outline-level="2">Arbeitsablauf</text:h>
      <table:table table:name="Tabelle5" table:style-name="Tabelle5">
        <table:table-column table:style-name="Tabelle5.A"/>
        <table:table-column table:style-name="Tabelle5.B"/>
        <table:table-row>
          <table:table-cell table:style-name="Tabelle5.A1" office:value-type="string">
            <text:p text:style-name="P6">Datum</text:p>
          </table:table-cell>
          <table:table-cell table:style-name="Tabelle5.A1" office:value-type="string">
            <text:p text:style-name="P6">Arbeitsschritt</text:p>
          </table:table-cell>
        </table:table-row>
        <table:table-row>
          <table:table-cell table:style-name="Tabelle5.A2" office:value-type="date" office:date-value="2021-09-20">
            <text:p text:style-name="P8">20.09.2021</text:p>
          </table:table-cell>
          <table:table-cell table:style-name="Tabelle5.A1" office:value-type="string">
            <text:p text:style-name="P8">Einrichtung des Projektes, Einführung in GitHub und Implementierung der Raumansteuerung</text:p>
          </table:table-cell>
        </table:table-row>
        <table:table-row>
          <table:table-cell table:style-name="Tabelle5.A2" office:value-type="date" office:date-value="2021-10-04">
            <text:p text:style-name="P8">04.10.2021</text:p>
          </table:table-cell>
          <table:table-cell table:style-name="Tabelle5.A1" office:value-type="string">
            <text:p text:style-name="P8">Umsetzung der Lichtsteuerung für jeden Raum</text:p>
          </table:table-cell>
        </table:table-row>
        <table:table-row>
          <table:table-cell table:style-name="Tabelle5.A2" office:value-type="date" office:date-value="2021-10-18">
            <text:p text:style-name="P8">18.10.2021</text:p>
          </table:table-cell>
          <table:table-cell table:style-name="Tabelle5.A1" office:value-type="string">
            <text:p text:style-name="P8">Entwickeln einer Methode zur Ansteuerung des Schrittmotors </text:p>
          </table:table-cell>
        </table:table-row>
        <table:table-row>
          <table:table-cell table:style-name="Tabelle5.A2" office:value-type="date" office:date-value="2021-11-08">
            <text:p text:style-name="P8">08.11.2021</text:p>
          </table:table-cell>
          <table:table-cell table:style-name="Tabelle5.A1" office:value-type="string">
            <text:p text:style-name="P8">Einbindung der Rollladensteuerung in das Gesamtprojekt unter Berücksichtigung der Taster</text:p>
          </table:table-cell>
        </table:table-row>
        <table:table-row>
          <table:table-cell table:style-name="Tabelle5.A2" office:value-type="date" office:date-value="2021-11-22">
            <text:p text:style-name="P8">22.11.2021</text:p>
          </table:table-cell>
          <table:table-cell table:style-name="Tabelle5.A1" office:value-type="string">
            <text:p text:style-name="P8">Optimierung der Rollladensteuerung</text:p>
          </table:table-cell>
        </table:table-row>
        <table:table-row>
          <table:table-cell table:style-name="Tabelle5.A2" office:value-type="date" office:date-value="2021-12-06">
            <text:p text:style-name="P8">06.12.2021</text:p>
          </table:table-cell>
          <table:table-cell table:style-name="Tabelle5.A1" office:value-type="string">
            <text:p text:style-name="P8">Implementierung der Weihnachtsbeleuchtung</text:p>
          </table:table-cell>
        </table:table-row>
      </table:table>
      <text:p text:style-name="Text_20_body"/>
      <text:h text:style-name="Heading_20_2" text:outline-level="2">Fazit</text:h>
      <text:p text:style-name="Text_20_body">Die Umsetzung der Arbeiten im Team war anfangs aufgrund der unterschiedlichen Wissensstände schwierig. Nach Überwindung dieser Hürde gab es vermehrt Probleme mit der technischen Umsetzung von Teilprojekten. Besonders die Ansteuerung des Schrittmotors brachte Schwierigkeiten mit sich und dauerte länger als dies der Zeitplan vorgab. Trotzdem ist es gelungen das Projekt pünktlich fertig zu stellen und eine Extrafunktion in Form einer Weihnachtsbeleuchtung zu implemen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Linienende_20_1" draw:display-name="Linienende 1" svg:viewBox="0 0 1131 902" svg:d="M564 0l-564 902h1131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29" draw:display-name="Dash 229"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30" draw:display-name="Dash 230" draw:style="rect" draw:dots1="1" draw:dots1-length="0.011cm" draw:dots2="1" draw:dots2-length="0.011cm" draw:distance="0.011cm"/>
    <draw:stroke-dash draw:name="Dash_20_231" draw:display-name="Dash 231" draw:style="rect" draw:dots1="1" draw:dots1-length="0.011cm" draw:dots2="1" draw:dots2-length="0.011cm" draw:distance="0.011cm"/>
    <draw:stroke-dash draw:name="Dash_20_232" draw:display-name="Dash 232" draw:style="rect" draw:dots1="1" draw:dots1-length="0.011cm" draw:dots2="1" draw:dots2-length="0.011cm" draw:distance="0.011cm"/>
    <draw:stroke-dash draw:name="Dash_20_233" draw:display-name="Dash 233" draw:style="rect" draw:dots1="1" draw:dots1-length="0.011cm" draw:dots2="1" draw:dots2-length="0.011cm" draw:distance="0.011cm"/>
    <draw:stroke-dash draw:name="Dash_20_234" draw:display-name="Dash 234" draw:style="rect" draw:dots1="1" draw:dots1-length="0.011cm" draw:dots2="1" draw:dots2-length="0.011cm" draw:distance="0.011cm"/>
    <draw:stroke-dash draw:name="Dash_20_235" draw:display-name="Dash 235" draw:style="rect" draw:dots1="1" draw:dots1-length="0.011cm" draw:dots2="1" draw:dots2-length="0.011cm" draw:distance="0.011cm"/>
    <draw:stroke-dash draw:name="Dash_20_236" draw:display-name="Dash 236" draw:style="rect" draw:dots1="1" draw:dots1-length="0.011cm" draw:dots2="1" draw:dots2-length="0.011cm" draw:distance="0.011cm"/>
    <draw:stroke-dash draw:name="Dash_20_237" draw:display-name="Dash 237" draw:style="rect" draw:dots1="1" draw:dots1-length="0.011cm" draw:dots2="1" draw:dots2-length="0.011cm" draw:distance="0.011cm"/>
    <draw:stroke-dash draw:name="Dash_20_238" draw:display-name="Dash 238" draw:style="rect" draw:dots1="1" draw:dots1-length="0.011cm" draw:dots2="1" draw:dots2-length="0.011cm" draw:distance="0.011cm"/>
    <draw:stroke-dash draw:name="Dash_20_239" draw:display-name="Dash 239"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40" draw:display-name="Dash 240" draw:style="rect" draw:dots1="1" draw:dots1-length="0.011cm" draw:dots2="1" draw:dots2-length="0.011cm" draw:distance="0.011cm"/>
    <draw:stroke-dash draw:name="Dash_20_241" draw:display-name="Dash 241" draw:style="rect" draw:dots1="1" draw:dots1-length="0.011cm" draw:dots2="1" draw:dots2-length="0.011cm" draw:distance="0.011cm"/>
    <draw:stroke-dash draw:name="Dash_20_242" draw:display-name="Dash 242"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07" draw:display-name="Dash 307" draw:style="rect" draw:dots1="1" draw:dots1-length="0.011cm" draw:dots2="1" draw:dots2-length="0.011cm" draw:distance="0.011cm"/>
    <draw:stroke-dash draw:name="Dash_20_308" draw:display-name="Dash 308" draw:style="rect" draw:dots1="1" draw:dots1-length="0.011cm" draw:dots2="1" draw:dots2-length="0.011cm" draw:distance="0.011cm"/>
    <draw:stroke-dash draw:name="Dash_20_309" draw:display-name="Dash 309"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10" draw:display-name="Dash 310" draw:style="rect" draw:dots1="1" draw:dots1-length="0.011cm" draw:dots2="1" draw:dots2-length="0.011cm" draw:distance="0.011cm"/>
    <draw:stroke-dash draw:name="Dash_20_311" draw:display-name="Dash 311" draw:style="rect" draw:dots1="1" draw:dots1-length="0.011cm" draw:dots2="1" draw:dots2-length="0.011cm" draw:distance="0.011cm"/>
    <draw:stroke-dash draw:name="Dash_20_312" draw:display-name="Dash 312" draw:style="rect" draw:dots1="1" draw:dots1-length="0.011cm" draw:dots2="1" draw:dots2-length="0.011cm" draw:distance="0.011cm"/>
    <draw:stroke-dash draw:name="Dash_20_313" draw:display-name="Dash 313" draw:style="rect" draw:dots1="1" draw:dots1-length="0.011cm" draw:dots2="1" draw:dots2-length="0.011cm" draw:distance="0.011cm"/>
    <draw:stroke-dash draw:name="Dash_20_314" draw:display-name="Dash 314" draw:style="rect" draw:dots1="1" draw:dots1-length="0.011cm" draw:dots2="1" draw:dots2-length="0.011cm" draw:distance="0.011cm"/>
    <draw:stroke-dash draw:name="Dash_20_315" draw:display-name="Dash 315" draw:style="rect" draw:dots1="1" draw:dots1-length="0.011cm" draw:dots2="1" draw:dots2-length="0.011cm" draw:distance="0.011cm"/>
    <draw:stroke-dash draw:name="Dash_20_316" draw:display-name="Dash 316" draw:style="rect" draw:dots1="1" draw:dots1-length="0.011cm" draw:dots2="1" draw:dots2-length="0.011cm" draw:distance="0.011cm"/>
    <draw:stroke-dash draw:name="Dash_20_317" draw:display-name="Dash 317" draw:style="rect" draw:dots1="1" draw:dots1-length="0.011cm" draw:dots2="1" draw:dots2-length="0.011cm" draw:distance="0.011cm"/>
    <draw:stroke-dash draw:name="Dash_20_318" draw:display-name="Dash 318" draw:style="rect" draw:dots1="1" draw:dots1-length="0.011cm" draw:dots2="1" draw:dots2-length="0.011cm" draw:distance="0.011cm"/>
    <draw:stroke-dash draw:name="Dash_20_319" draw:display-name="Dash 319"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46" draw:display-name="Dash 346" draw:style="rect" draw:dots1="1" draw:dots1-length="0.011cm" draw:dots2="1" draw:dots2-length="0.011cm" draw:distance="0.011cm"/>
    <draw:stroke-dash draw:name="Dash_20_347" draw:display-name="Dash 347" draw:style="rect" draw:dots1="1" draw:dots1-length="0.011cm" draw:dots2="1" draw:dots2-length="0.011cm" draw:distance="0.011cm"/>
    <draw:stroke-dash draw:name="Dash_20_348" draw:display-name="Dash 348" draw:style="rect" draw:dots1="1" draw:dots1-length="0.011cm" draw:dots2="1" draw:dots2-length="0.011cm" draw:distance="0.011cm"/>
    <draw:stroke-dash draw:name="Dash_20_349" draw:display-name="Dash 349"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50" draw:display-name="Dash 350" draw:style="rect" draw:dots1="1" draw:dots1-length="0.011cm" draw:dots2="1" draw:dots2-length="0.011cm" draw:distance="0.011cm"/>
    <draw:stroke-dash draw:name="Dash_20_351" draw:display-name="Dash 351" draw:style="rect" draw:dots1="1" draw:dots1-length="0.011cm" draw:dots2="1" draw:dots2-length="0.011cm" draw:distance="0.011cm"/>
    <draw:stroke-dash draw:name="Dash_20_352" draw:display-name="Dash 352" draw:style="rect" draw:dots1="1" draw:dots1-length="0.011cm" draw:dots2="1" draw:dots2-length="0.011cm" draw:distance="0.011cm"/>
    <draw:stroke-dash draw:name="Dash_20_353" draw:display-name="Dash 353" draw:style="rect" draw:dots1="1" draw:dots1-length="0.011cm" draw:dots2="1" draw:dots2-length="0.011cm" draw:distance="0.011cm"/>
    <draw:stroke-dash draw:name="Dash_20_354" draw:display-name="Dash 354" draw:style="rect" draw:dots1="1" draw:dots1-length="0.011cm" draw:dots2="1" draw:dots2-length="0.011cm" draw:distance="0.011cm"/>
    <draw:stroke-dash draw:name="Dash_20_355" draw:display-name="Dash 355" draw:style="rect" draw:dots1="1" draw:dots1-length="0.011cm" draw:dots2="1" draw:dots2-length="0.011cm" draw:distance="0.011cm"/>
    <draw:stroke-dash draw:name="Dash_20_356" draw:display-name="Dash 356" draw:style="rect" draw:dots1="1" draw:dots1-length="0.011cm" draw:dots2="1" draw:dots2-length="0.011cm" draw:distance="0.011cm"/>
    <draw:stroke-dash draw:name="Dash_20_357" draw:display-name="Dash 357" draw:style="rect" draw:dots1="1" draw:dots1-length="0.011cm" draw:dots2="1" draw:dots2-length="0.011cm" draw:distance="0.011cm"/>
    <draw:stroke-dash draw:name="Dash_20_358" draw:display-name="Dash 358" draw:style="rect" draw:dots1="1" draw:dots1-length="0.011cm" draw:dots2="1" draw:dots2-length="0.011cm" draw:distance="0.011cm"/>
    <draw:stroke-dash draw:name="Dash_20_359" draw:display-name="Dash 359"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60" draw:display-name="Dash 360" draw:style="rect" draw:dots1="1" draw:dots1-length="0.011cm" draw:dots2="1" draw:dots2-length="0.011cm" draw:distance="0.011cm"/>
    <draw:stroke-dash draw:name="Dash_20_361" draw:display-name="Dash 361" draw:style="rect" draw:dots1="1" draw:dots1-length="0.011cm" draw:dots2="1" draw:dots2-length="0.011cm" draw:distance="0.011cm"/>
    <draw:stroke-dash draw:name="Dash_20_362" draw:display-name="Dash 362" draw:style="rect" draw:dots1="1" draw:dots1-length="0.011cm" draw:dots2="1" draw:dots2-length="0.011cm" draw:distance="0.011cm"/>
    <draw:stroke-dash draw:name="Dash_20_363" draw:display-name="Dash 363" draw:style="rect" draw:dots1="1" draw:dots1-length="0.011cm" draw:dots2="1" draw:dots2-length="0.011cm" draw:distance="0.011cm"/>
    <draw:stroke-dash draw:name="Dash_20_364" draw:display-name="Dash 364" draw:style="rect" draw:dots1="1" draw:dots1-length="0.011cm" draw:dots2="1" draw:dots2-length="0.011cm" draw:distance="0.011cm"/>
    <draw:stroke-dash draw:name="Dash_20_365" draw:display-name="Dash 365" draw:style="rect" draw:dots1="1" draw:dots1-length="0.011cm" draw:dots2="1" draw:dots2-length="0.011cm" draw:distance="0.011cm"/>
    <draw:stroke-dash draw:name="Dash_20_366" draw:display-name="Dash 366" draw:style="rect" draw:dots1="1" draw:dots1-length="0.011cm" draw:dots2="1" draw:dots2-length="0.011cm" draw:distance="0.011cm"/>
    <draw:stroke-dash draw:name="Dash_20_367" draw:display-name="Dash 367" draw:style="rect" draw:dots1="1" draw:dots1-length="0.011cm" draw:dots2="1" draw:dots2-length="0.011cm" draw:distance="0.011cm"/>
    <draw:stroke-dash draw:name="Dash_20_368" draw:display-name="Dash 368" draw:style="rect" draw:dots1="1" draw:dots1-length="0.011cm" draw:dots2="1" draw:dots2-length="0.011cm" draw:distance="0.011cm"/>
    <draw:stroke-dash draw:name="Dash_20_369" draw:display-name="Dash 369"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70" draw:display-name="Dash 370"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64" draw:display-name="Dash 664" draw:style="rect" draw:dots1="1" draw:dots1-length="0.011cm" draw:dots2="1" draw:dots2-length="0.011cm" draw:distance="0.011cm"/>
    <draw:stroke-dash draw:name="Dash_20_665" draw:display-name="Dash 665" draw:style="rect" draw:dots1="1" draw:dots1-length="0.011cm" draw:dots2="1" draw:dots2-length="0.011cm" draw:distance="0.011cm"/>
    <draw:stroke-dash draw:name="Dash_20_666" draw:display-name="Dash 666" draw:style="rect" draw:dots1="1" draw:dots1-length="0.011cm" draw:dots2="1" draw:dots2-length="0.011cm" draw:distance="0.011cm"/>
    <draw:stroke-dash draw:name="Dash_20_667" draw:display-name="Dash 667" draw:style="rect" draw:dots1="1" draw:dots1-length="0.011cm" draw:dots2="1" draw:dots2-length="0.011cm" draw:distance="0.011cm"/>
    <draw:stroke-dash draw:name="Dash_20_668" draw:display-name="Dash 668" draw:style="rect" draw:dots1="1" draw:dots1-length="0.011cm" draw:dots2="1" draw:dots2-length="0.011cm" draw:distance="0.011cm"/>
    <draw:stroke-dash draw:name="Dash_20_669" draw:display-name="Dash 66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70" draw:display-name="Dash 670" draw:style="rect" draw:dots1="1" draw:dots1-length="0.011cm" draw:dots2="1" draw:dots2-length="0.011cm" draw:distance="0.011cm"/>
    <draw:stroke-dash draw:name="Dash_20_671" draw:display-name="Dash 671" draw:style="rect" draw:dots1="1" draw:dots1-length="0.011cm" draw:dots2="1" draw:dots2-length="0.011cm" draw:distance="0.011cm"/>
    <draw:stroke-dash draw:name="Dash_20_672" draw:display-name="Dash 672" draw:style="rect" draw:dots1="1" draw:dots1-length="0.011cm" draw:dots2="1" draw:dots2-length="0.011cm" draw:distance="0.011cm"/>
    <draw:stroke-dash draw:name="Dash_20_673" draw:display-name="Dash 673" draw:style="rect" draw:dots1="1" draw:dots1-length="0.011cm" draw:dots2="1" draw:dots2-length="0.011cm" draw:distance="0.011cm"/>
    <draw:stroke-dash draw:name="Dash_20_674" draw:display-name="Dash 674" draw:style="rect" draw:dots1="1" draw:dots1-length="0.011cm" draw:dots2="1" draw:dots2-length="0.011cm" draw:distance="0.011cm"/>
    <draw:stroke-dash draw:name="Dash_20_675" draw:display-name="Dash 675" draw:style="rect" draw:dots1="1" draw:dots1-length="0.011cm" draw:dots2="1" draw:dots2-length="0.011cm" draw:distance="0.011cm"/>
    <draw:stroke-dash draw:name="Dash_20_676" draw:display-name="Dash 676" draw:style="rect" draw:dots1="1" draw:dots1-length="0.011cm" draw:dots2="1" draw:dots2-length="0.011cm" draw:distance="0.011cm"/>
    <draw:stroke-dash draw:name="Dash_20_677" draw:display-name="Dash 677" draw:style="rect" draw:dots1="1" draw:dots1-length="0.011cm" draw:dots2="1" draw:dots2-length="0.011cm" draw:distance="0.011cm"/>
    <draw:stroke-dash draw:name="Dash_20_678" draw:display-name="Dash 678" draw:style="rect" draw:dots1="1" draw:dots1-length="0.011cm" draw:dots2="1" draw:dots2-length="0.011cm" draw:distance="0.011cm"/>
    <draw:stroke-dash draw:name="Dash_20_679" draw:display-name="Dash 679"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80" draw:display-name="Dash 680" draw:style="rect" draw:dots1="1" draw:dots1-length="0.011cm" draw:dots2="1" draw:dots2-length="0.011cm" draw:distance="0.011cm"/>
    <draw:stroke-dash draw:name="Dash_20_681" draw:display-name="Dash 681" draw:style="rect" draw:dots1="1" draw:dots1-length="0.011cm" draw:dots2="1" draw:dots2-length="0.011cm" draw:distance="0.011cm"/>
    <draw:stroke-dash draw:name="Dash_20_682" draw:display-name="Dash 682" draw:style="rect" draw:dots1="1" draw:dots1-length="0.011cm" draw:dots2="1" draw:dots2-length="0.011cm" draw:distance="0.011cm"/>
    <draw:stroke-dash draw:name="Dash_20_683" draw:display-name="Dash 683" draw:style="rect" draw:dots1="1" draw:dots1-length="0.011cm" draw:dots2="1" draw:dots2-length="0.011cm" draw:distance="0.011cm"/>
    <draw:stroke-dash draw:name="Dash_20_684" draw:display-name="Dash 684" draw:style="rect" draw:dots1="1" draw:dots1-length="0.011cm" draw:dots2="1" draw:dots2-length="0.011cm" draw:distance="0.011cm"/>
    <draw:stroke-dash draw:name="Dash_20_685" draw:display-name="Dash 685" draw:style="rect" draw:dots1="1" draw:dots1-length="0.011cm" draw:dots2="1" draw:dots2-length="0.011cm" draw:distance="0.011cm"/>
    <draw:stroke-dash draw:name="Dash_20_686" draw:display-name="Dash 686" draw:style="rect" draw:dots1="1" draw:dots1-length="0.011cm" draw:dots2="1" draw:dots2-length="0.011cm" draw:distance="0.011cm"/>
    <draw:stroke-dash draw:name="Dash_20_687" draw:display-name="Dash 687" draw:style="rect" draw:dots1="1" draw:dots1-length="0.011cm" draw:dots2="1" draw:dots2-length="0.011cm" draw:distance="0.011cm"/>
    <draw:stroke-dash draw:name="Dash_20_688" draw:display-name="Dash 688" draw:style="rect" draw:dots1="1" draw:dots1-length="0.011cm" draw:dots2="1" draw:dots2-length="0.011cm" draw:distance="0.011cm"/>
    <draw:stroke-dash draw:name="Dash_20_689" draw:display-name="Dash 689"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690" draw:display-name="Dash 690" draw:style="rect" draw:dots1="1" draw:dots1-length="0.011cm" draw:dots2="1" draw:dots2-length="0.011cm" draw:distance="0.011cm"/>
    <draw:stroke-dash draw:name="Dash_20_691" draw:display-name="Dash 691" draw:style="rect" draw:dots1="1" draw:dots1-length="0.011cm" draw:dots2="1" draw:dots2-length="0.011cm" draw:distance="0.011cm"/>
    <draw:stroke-dash draw:name="Dash_20_692" draw:display-name="Dash 692" draw:style="rect" draw:dots1="1" draw:dots1-length="0.011cm" draw:dots2="1" draw:dots2-length="0.011cm" draw:distance="0.011cm"/>
    <draw:stroke-dash draw:name="Dash_20_693" draw:display-name="Dash 693" draw:style="rect" draw:dots1="1" draw:dots1-length="0.011cm" draw:dots2="1" draw:dots2-length="0.011cm" draw:distance="0.011cm"/>
    <draw:stroke-dash draw:name="Dash_20_694" draw:display-name="Dash 694" draw:style="rect" draw:dots1="1" draw:dots1-length="0.011cm" draw:dots2="1" draw:dots2-length="0.011cm" draw:distance="0.011cm"/>
    <draw:stroke-dash draw:name="Dash_20_695" draw:display-name="Dash 695" draw:style="rect" draw:dots1="1" draw:dots1-length="0.011cm" draw:dots2="1" draw:dots2-length="0.011cm" draw:distance="0.011cm"/>
    <draw:stroke-dash draw:name="Dash_20_696" draw:display-name="Dash 696" draw:style="rect" draw:dots1="1" draw:dots1-length="0.011cm" draw:dots2="1" draw:dots2-length="0.011cm" draw:distance="0.011cm"/>
    <draw:stroke-dash draw:name="Dash_20_697" draw:display-name="Dash 697" draw:style="rect" draw:dots1="1" draw:dots1-length="0.011cm" draw:dots2="1" draw:dots2-length="0.011cm" draw:distance="0.011cm"/>
    <draw:stroke-dash draw:name="Dash_20_698" draw:display-name="Dash 698" draw:style="rect" draw:dots1="1" draw:dots1-length="0.011cm" draw:dots2="1" draw:dots2-length="0.011cm" draw:distance="0.011cm"/>
    <draw:stroke-dash draw:name="Dash_20_699" draw:display-name="Dash 69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0" draw:display-name="Dash 700" draw:style="rect" draw:dots1="1" draw:dots1-length="0.011cm" draw:dots2="1" draw:dots2-length="0.011cm" draw:distance="0.011cm"/>
    <draw:stroke-dash draw:name="Dash_20_701" draw:display-name="Dash 701" draw:style="rect" draw:dots1="1" draw:dots1-length="0.011cm" draw:dots2="1" draw:dots2-length="0.011cm" draw:distance="0.011cm"/>
    <draw:stroke-dash draw:name="Dash_20_702" draw:display-name="Dash 702"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line-height="150%"/>
      <style:text-properties style:font-name="Arial2" fo:font-size="18pt" fo:font-weight="bold" style:font-name-asian="SimSun" style:font-size-asian="18pt" style:font-weight-asian="bold" style:font-name-complex="Arial4"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Arial2" fo:font-size="14pt" fo:font-weight="bold" style:font-name-asian="SimSun" style:font-size-asian="14pt" style:font-weight-asian="bold" style:font-name-complex="Arial4"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3T18:43:46.08</meta:creation-date>
    <dc:date>2021-12-21T18:04:12.85</dc:date>
    <meta:editing-duration>PT3H1M23S</meta:editing-duration>
    <meta:editing-cycles>14</meta:editing-cycles>
    <meta:generator>OpenOffice/4.1.8$Win32 OpenOffice.org_project/418m3$Build-9803</meta:generator>
    <meta:document-statistic meta:table-count="8" meta:image-count="0" meta:object-count="0" meta:page-count="10" meta:paragraph-count="183" meta:word-count="1054" meta:character-count="7619"/>
  </office:meta>
</office:document-meta>
</file>